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pitch="variable"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7.2569in" fo:margin-left="0.0035in" fo:margin-top="0in" fo:margin-bottom="0in" table:align="left" style:writing-mode="lr-tb"/>
    </style:style>
    <style:style style:name="Таблица1.A" style:family="table-column">
      <style:table-column-properties style:column-width="3.6361in"/>
    </style:style>
    <style:style style:name="Таблица1.B" style:family="table-column">
      <style:table-column-properties style:column-width="3.6201in"/>
    </style:style>
    <style:style style:name="Таблица1.1" style:family="table-row">
      <style:table-row-properties fo:keep-together="auto"/>
    </style:style>
    <style:style style:name="Таблица1.A1" style:family="table-cell">
      <style:table-cell-properties fo:background-color="transparent" fo:padding-left="0.0035in" fo:padding-right="0.0035in" fo:padding-top="0.0194in" fo:padding-bottom="0.0194in" fo:border="0.5pt solid #bfbfbf">
        <style:background-image/>
      </style:table-cell-properties>
    </style:style>
    <style:style style:name="Таблица2" style:family="table">
      <style:table-properties style:width="7.2569in" fo:margin-left="0.0035in" fo:margin-top="0in" fo:margin-bottom="0in" table:align="left" style:writing-mode="lr-tb"/>
    </style:style>
    <style:style style:name="Таблица2.A" style:family="table-column">
      <style:table-column-properties style:column-width="3.6361in"/>
    </style:style>
    <style:style style:name="Таблица2.B" style:family="table-column">
      <style:table-column-properties style:column-width="3.6201in"/>
    </style:style>
    <style:style style:name="Таблица2.1" style:family="table-row">
      <style:table-row-properties fo:keep-together="auto"/>
    </style:style>
    <style:style style:name="Таблица2.A1" style:family="table-cell">
      <style:table-cell-properties fo:background-color="transparent" fo:padding-left="0.0035in" fo:padding-right="0.0035in" fo:padding-top="0.0194in" fo:padding-bottom="0.0194in" fo:border="0.5pt solid #bfbfbf">
        <style:background-image/>
      </style:table-cell-properties>
    </style:style>
    <style:style style:name="Таблица3" style:family="table">
      <style:table-properties style:width="7.2569in" fo:margin-left="0.0035in" fo:margin-top="0in" fo:margin-bottom="0in" table:align="left" style:writing-mode="lr-tb"/>
    </style:style>
    <style:style style:name="Таблица3.A" style:family="table-column">
      <style:table-column-properties style:column-width="3.6361in"/>
    </style:style>
    <style:style style:name="Таблица3.B" style:family="table-column">
      <style:table-column-properties style:column-width="3.6201in"/>
    </style:style>
    <style:style style:name="Таблица3.1" style:family="table-row">
      <style:table-row-properties fo:keep-together="auto"/>
    </style:style>
    <style:style style:name="Таблица3.A1" style:family="table-cell">
      <style:table-cell-properties fo:background-color="transparent" fo:padding-left="0.0035in" fo:padding-right="0.0035in" fo:padding-top="0.0194in" fo:padding-bottom="0.0194in" fo:border="0.5pt solid #bfbfbf">
        <style:background-image/>
      </style:table-cell-properties>
    </style:style>
    <style:style style:name="Таблица4" style:family="table">
      <style:table-properties style:width="7.2569in" fo:margin-left="0.0035in" fo:margin-top="0in" fo:margin-bottom="0in" table:align="left" style:writing-mode="lr-tb"/>
    </style:style>
    <style:style style:name="Таблица4.A" style:family="table-column">
      <style:table-column-properties style:column-width="3.6382in"/>
    </style:style>
    <style:style style:name="Таблица4.B" style:family="table-column">
      <style:table-column-properties style:column-width="0.7236in"/>
    </style:style>
    <style:style style:name="Таблица4.D" style:family="table-column">
      <style:table-column-properties style:column-width="0.7243in"/>
    </style:style>
    <style:style style:name="Таблица4.F" style:family="table-column">
      <style:table-column-properties style:column-width="0.7229in"/>
    </style:style>
    <style:style style:name="Таблица4.1" style:family="table-row">
      <style:table-row-properties fo:keep-together="auto"/>
    </style:style>
    <style:style style:name="Таблица4.A1" style:family="table-cell">
      <style:table-cell-properties fo:background-color="transparent" fo:padding-left="0.0035in" fo:padding-right="0.0035in" fo:padding-top="0in" fo:padding-bottom="0in" fo:border="0.5pt solid #00000a">
        <style:background-image/>
      </style:table-cell-properties>
    </style:style>
    <style:style style:name="Таблица4.B1" style:family="table-cell">
      <style:table-cell-properties style:vertical-align="middle" fo:background-color="transparent" fo:padding-left="0.0035in" fo:padding-right="0.0035in" fo:padding-top="0in" fo:padding-bottom="0in" fo:border="0.5pt solid #00000a">
        <style:background-image/>
      </style:table-cell-properties>
    </style:style>
    <style:style style:name="Таблица5" style:family="table">
      <style:table-properties style:width="7.2569in" fo:margin-left="0.0035in" fo:margin-top="0in" fo:margin-bottom="0in" table:align="left" style:writing-mode="lr-tb"/>
    </style:style>
    <style:style style:name="Таблица5.A" style:family="table-column">
      <style:table-column-properties style:column-width="3.6361in"/>
    </style:style>
    <style:style style:name="Таблица5.B" style:family="table-column">
      <style:table-column-properties style:column-width="3.6201in"/>
    </style:style>
    <style:style style:name="Таблица5.1" style:family="table-row">
      <style:table-row-properties fo:keep-together="auto"/>
    </style:style>
    <style:style style:name="Таблица5.A1" style:family="table-cell">
      <style:table-cell-properties fo:background-color="transparent" fo:padding-left="0.0035in" fo:padding-right="0.0035in" fo:padding-top="0.0194in" fo:padding-bottom="0.0194in" fo:border="0.5pt solid #bfbfbf">
        <style:background-image/>
      </style:table-cell-properties>
    </style:style>
    <style:style style:name="Таблица6" style:family="table">
      <style:table-properties style:width="7.2569in" fo:margin-left="0.0035in" fo:margin-top="0in" fo:margin-bottom="0in" table:align="left" style:writing-mode="lr-tb"/>
    </style:style>
    <style:style style:name="Таблица6.A" style:family="table-column">
      <style:table-column-properties style:column-width="3.6361in"/>
    </style:style>
    <style:style style:name="Таблица6.B" style:family="table-column">
      <style:table-column-properties style:column-width="3.6201in"/>
    </style:style>
    <style:style style:name="Таблица6.1" style:family="table-row">
      <style:table-row-properties fo:keep-together="auto"/>
    </style:style>
    <style:style style:name="Таблица6.A1" style:family="table-cell">
      <style:table-cell-properties fo:background-color="transparent" fo:padding-left="0.0035in" fo:padding-right="0.0035in" fo:padding-top="0.0194in" fo:padding-bottom="0.0194in" fo:border="0.5pt solid #bfbfbf">
        <style:background-image/>
      </style:table-cell-properties>
    </style:style>
    <style:style style:name="Таблица7" style:family="table">
      <style:table-properties style:width="7.2569in" fo:margin-left="0.0035in" fo:margin-top="0in" fo:margin-bottom="0in" table:align="left" style:writing-mode="lr-tb"/>
    </style:style>
    <style:style style:name="Таблица7.A" style:family="table-column">
      <style:table-column-properties style:column-width="3.6361in"/>
    </style:style>
    <style:style style:name="Таблица7.B" style:family="table-column">
      <style:table-column-properties style:column-width="3.6201in"/>
    </style:style>
    <style:style style:name="Таблица7.1" style:family="table-row">
      <style:table-row-properties fo:keep-together="auto"/>
    </style:style>
    <style:style style:name="Таблица7.A1" style:family="table-cell">
      <style:table-cell-properties fo:background-color="transparent" fo:padding-left="0.0035in" fo:padding-right="0.0035in" fo:padding-top="0.0194in" fo:padding-bottom="0.0194in" fo:border="0.5pt solid #bfbfbf">
        <style:background-image/>
      </style:table-cell-properties>
    </style:style>
    <style:style style:name="Таблица8" style:family="table">
      <style:table-properties style:width="7.2569in" fo:margin-left="0.0035in" fo:margin-top="0in" fo:margin-bottom="0in" table:align="left" style:writing-mode="lr-tb"/>
    </style:style>
    <style:style style:name="Таблица8.A" style:family="table-column">
      <style:table-column-properties style:column-width="3.6361in"/>
    </style:style>
    <style:style style:name="Таблица8.B" style:family="table-column">
      <style:table-column-properties style:column-width="3.6201in"/>
    </style:style>
    <style:style style:name="Таблица8.1" style:family="table-row">
      <style:table-row-properties fo:keep-together="auto"/>
    </style:style>
    <style:style style:name="Таблица8.A1" style:family="table-cell">
      <style:table-cell-properties fo:background-color="transparent" fo:padding-left="0.0035in" fo:padding-right="0.0035in" fo:padding-top="0.0194in" fo:padding-bottom="0.0194in" fo:border="0.5pt solid #bfbfbf">
        <style:background-image/>
      </style:table-cell-properties>
    </style:style>
    <style:style style:name="Таблица9" style:family="table">
      <style:table-properties style:width="7.2569in" fo:margin-left="0.0035in" fo:margin-top="0in" fo:margin-bottom="0in" table:align="left" style:writing-mode="lr-tb"/>
    </style:style>
    <style:style style:name="Таблица9.A" style:family="table-column">
      <style:table-column-properties style:column-width="3.6361in"/>
    </style:style>
    <style:style style:name="Таблица9.B" style:family="table-column">
      <style:table-column-properties style:column-width="3.6201in"/>
    </style:style>
    <style:style style:name="Таблица9.1" style:family="table-row">
      <style:table-row-properties fo:keep-together="auto"/>
    </style:style>
    <style:style style:name="Таблица9.A1" style:family="table-cell">
      <style:table-cell-properties fo:background-color="transparent" fo:padding-left="0.0035in" fo:padding-right="0.0035in" fo:padding-top="0.0194in" fo:padding-bottom="0.0194in" fo:border="0.5pt solid #bfbfbf">
        <style:background-image/>
      </style:table-cell-properties>
    </style:style>
    <style:style style:name="Таблица10" style:family="table">
      <style:table-properties style:width="7.2569in" fo:margin-left="0.0035in" fo:margin-top="0in" fo:margin-bottom="0in" table:align="left" style:writing-mode="lr-tb"/>
    </style:style>
    <style:style style:name="Таблица10.A" style:family="table-column">
      <style:table-column-properties style:column-width="3.6361in"/>
    </style:style>
    <style:style style:name="Таблица10.B" style:family="table-column">
      <style:table-column-properties style:column-width="3.6201in"/>
    </style:style>
    <style:style style:name="Таблица10.1" style:family="table-row">
      <style:table-row-properties fo:keep-together="auto"/>
    </style:style>
    <style:style style:name="Таблица10.A1" style:family="table-cell">
      <style:table-cell-properties fo:background-color="transparent" fo:padding-left="0.0035in" fo:padding-right="0.0035in" fo:padding-top="0.0194in" fo:padding-bottom="0.0194in" fo:border="0.5pt solid #bfbfbf">
        <style:background-image/>
      </style:table-cell-properties>
    </style:style>
    <style:style style:name="Таблица11" style:family="table">
      <style:table-properties style:width="7.2569in" fo:margin-left="0.0035in" fo:margin-top="0in" fo:margin-bottom="0in" table:align="left" style:writing-mode="lr-tb"/>
    </style:style>
    <style:style style:name="Таблица11.A" style:family="table-column">
      <style:table-column-properties style:column-width="3.6361in"/>
    </style:style>
    <style:style style:name="Таблица11.B" style:family="table-column">
      <style:table-column-properties style:column-width="3.6201in"/>
    </style:style>
    <style:style style:name="Таблица11.1" style:family="table-row">
      <style:table-row-properties fo:keep-together="auto"/>
    </style:style>
    <style:style style:name="Таблица11.A1" style:family="table-cell">
      <style:table-cell-properties fo:background-color="transparent" fo:padding-left="0.0035in" fo:padding-right="0.0035in" fo:padding-top="0.0194in" fo:padding-bottom="0.0194in" fo:border="0.5pt solid #bfbfbf">
        <style:background-image/>
      </style:table-cell-properties>
    </style:style>
    <style:style style:name="Таблица12" style:family="table">
      <style:table-properties style:width="7.2569in" fo:margin-left="0.0035in" fo:margin-top="0in" fo:margin-bottom="0in" table:align="left" style:writing-mode="lr-tb"/>
    </style:style>
    <style:style style:name="Таблица12.A" style:family="table-column">
      <style:table-column-properties style:column-width="3.6361in"/>
    </style:style>
    <style:style style:name="Таблица12.B" style:family="table-column">
      <style:table-column-properties style:column-width="3.6201in"/>
    </style:style>
    <style:style style:name="Таблица12.1" style:family="table-row">
      <style:table-row-properties fo:keep-together="auto"/>
    </style:style>
    <style:style style:name="Таблица12.A1" style:family="table-cell">
      <style:table-cell-properties fo:background-color="transparent" fo:padding-left="0.0035in" fo:padding-right="0.0035in" fo:padding-top="0.0194in" fo:padding-bottom="0.0194in" fo:border="0.5pt solid #bfbfbf">
        <style:background-image/>
      </style:table-cell-properties>
    </style:style>
    <style:style style:name="P1" style:family="paragraph" style:parent-style-name="Standard">
      <style:paragraph-properties fo:text-align="center" style:justify-single-word="false"/>
      <style:text-properties fo:color="#000000" loext:opacity="100%" officeooo:paragraph-rsid="0004372e" fo:background-color="transparent"/>
    </style:style>
    <style:style style:name="P2" style:family="paragraph" style:parent-style-name="Standard">
      <style:paragraph-properties fo:text-align="center" style:justify-single-word="false" fo:orphans="0" fo:widows="0"/>
      <style:text-properties fo:color="#000000" loext:opacity="100%" style:font-name="Times New Roman" officeooo:paragraph-rsid="0004372e" fo:background-color="transparent" style:font-name-asian="Times New Roman1" style:font-name-complex="Times New Roman1"/>
    </style:style>
    <style:style style:name="P3" style:family="paragraph" style:parent-style-name="Standard">
      <style:paragraph-properties fo:line-height="85%" fo:text-align="center" style:justify-single-word="false"/>
      <style:text-properties officeooo:paragraph-rsid="0004372e"/>
    </style:style>
    <style:style style:name="P4" style:family="paragraph" style:parent-style-name="Standard" style:list-style-name="WWNum3">
      <style:paragraph-properties fo:margin-left="0.7874in" fo:margin-right="0.0138in" fo:margin-top="0in" fo:margin-bottom="0.0417in" style:contextual-spacing="false" fo:text-align="justify" style:justify-single-word="false" fo:text-indent="-0.3937in" style:auto-text-indent="false">
        <style:tab-stops>
          <style:tab-stop style:position="0.7874in"/>
        </style:tab-stops>
      </style:paragraph-properties>
      <style:text-properties officeooo:paragraph-rsid="0004372e"/>
    </style:style>
    <style:style style:name="P5" style:family="paragraph" style:parent-style-name="Standard" style:list-style-name="WWNum3">
      <style:paragraph-properties fo:margin-left="0.7874in" fo:margin-right="0.0138in" fo:margin-top="0in" fo:margin-bottom="0.0417in" style:contextual-spacing="false" fo:text-align="justify" style:justify-single-word="false" fo:text-indent="-0.3937in" style:auto-text-indent="false">
        <style:tab-stops>
          <style:tab-stop style:position="0.7874in"/>
        </style:tab-stops>
      </style:paragraph-properties>
      <style:text-properties fo:color="#000000" loext:opacity="100%" officeooo:paragraph-rsid="0004372e" fo:background-color="transparent"/>
    </style:style>
    <style:style style:name="P6" style:family="paragraph" style:parent-style-name="Standard" style:master-page-name="Standard">
      <style:paragraph-properties fo:margin-top="0in" fo:margin-bottom="0.0835in" style:contextual-spacing="false" fo:text-align="center" style:justify-single-word="false" style:page-number="auto"/>
      <style:text-properties fo:color="#000000" loext:opacity="100%" officeooo:paragraph-rsid="0004372e" fo:background-color="transparent"/>
    </style:style>
    <style:style style:name="P7" style:family="paragraph" style:parent-style-name="Standard">
      <style:paragraph-properties fo:margin-left="0in" fo:margin-right="0.0138in" fo:line-height="91%" fo:text-align="center" style:justify-single-word="false" fo:text-indent="0in" style:auto-text-indent="false"/>
      <style:text-properties fo:color="#000000" loext:opacity="100%" officeooo:paragraph-rsid="0004372e" fo:background-color="transparent"/>
    </style:style>
    <style:style style:name="P8" style:family="paragraph" style:parent-style-name="Standard">
      <style:paragraph-properties fo:margin-left="0.3937in" fo:margin-right="0in" fo:margin-top="0.0835in" fo:margin-bottom="0.0835in" style:contextual-spacing="false" fo:text-indent="0in" style:auto-text-indent="false"/>
      <style:text-properties fo:color="#000000" loext:opacity="100%" officeooo:paragraph-rsid="0004372e" fo:background-color="transparent"/>
    </style:style>
    <style:style style:name="P9" style:family="paragraph" style:parent-style-name="Standard">
      <style:paragraph-properties fo:margin-left="0.3937in" fo:margin-right="0in" fo:margin-top="0.0835in" fo:margin-bottom="0.0417in" style:contextual-spacing="false" fo:text-align="justify" style:justify-single-word="false" fo:text-indent="0in" style:auto-text-indent="false"/>
      <style:text-properties fo:color="#000000" loext:opacity="100%" officeooo:paragraph-rsid="0004372e" fo:background-color="transparent"/>
    </style:style>
    <style:style style:name="P10" style:family="paragraph" style:parent-style-name="Standard">
      <style:paragraph-properties fo:margin-left="0.3937in" fo:margin-right="0in" fo:margin-top="0.1665in" fo:margin-bottom="0.0835in" style:contextual-spacing="false" fo:text-indent="0in" style:auto-text-indent="false">
        <style:tab-stops>
          <style:tab-stop style:position="0.7874in"/>
        </style:tab-stops>
      </style:paragraph-properties>
      <style:text-properties fo:color="#000000" loext:opacity="100%" officeooo:paragraph-rsid="0004372e" fo:background-color="transparent"/>
    </style:style>
    <style:style style:name="P11" style:family="paragraph" style:parent-style-name="Standard">
      <style:paragraph-properties fo:margin-left="0in" fo:margin-right="0in" fo:margin-top="0in" fo:margin-bottom="0.0417in" style:contextual-spacing="false" fo:text-align="justify" style:justify-single-word="false" fo:text-indent="0.3937in" style:auto-text-indent="false"/>
      <style:text-properties fo:color="#000000" loext:opacity="100%" officeooo:paragraph-rsid="0004372e" fo:background-color="transparent"/>
    </style:style>
    <style:style style:name="P12" style:family="paragraph" style:parent-style-name="Standard">
      <style:paragraph-properties fo:margin-left="0in" fo:margin-right="0in" fo:margin-top="0in" fo:margin-bottom="0.0417in" style:contextual-spacing="false" fo:text-align="justify" style:justify-single-word="false" fo:text-indent="0.3937in" style:auto-text-indent="false"/>
      <style:text-properties fo:color="#000000" loext:opacity="100%" style:font-name="Times New Roman" fo:font-size="11pt" officeooo:paragraph-rsid="0004372e" fo:background-color="transparent" style:font-name-asian="Times New Roman1" style:font-size-asian="11pt" style:font-name-complex="Times New Roman1" style:font-size-complex="11pt"/>
    </style:style>
    <style:style style:name="P13" style:family="paragraph" style:parent-style-name="Standard">
      <style:paragraph-properties fo:margin-left="0in" fo:margin-right="0in" fo:margin-top="0.0835in" fo:margin-bottom="0.0417in" style:contextual-spacing="false" fo:text-align="justify" style:justify-single-word="false" fo:text-indent="0.3937in" style:auto-text-indent="false"/>
      <style:text-properties fo:color="#000000" loext:opacity="100%" officeooo:paragraph-rsid="0004372e" fo:background-color="transparent"/>
    </style:style>
    <style:style style:name="P14" style:family="paragraph" style:parent-style-name="Standard">
      <style:paragraph-properties fo:margin-left="0in" fo:margin-right="0in" fo:margin-top="0.0835in" fo:margin-bottom="0.0417in" style:contextual-spacing="false" fo:text-align="justify" style:justify-single-word="false" fo:text-indent="0.3937in" style:auto-text-indent="false"/>
      <style:text-properties fo:color="#000000" loext:opacity="100%" style:font-name="Times New Roman" fo:font-size="11pt" officeooo:paragraph-rsid="0004372e" fo:background-color="transparent" style:font-name-asian="Times New Roman1" style:font-size-asian="11pt" style:font-name-complex="Times New Roman1" style:font-size-complex="11pt"/>
    </style:style>
    <style:style style:name="P15" style:family="paragraph" style:parent-style-name="Standard" style:list-style-name="WWNum5">
      <style:paragraph-properties fo:margin-left="0.7874in" fo:margin-right="0in" fo:margin-top="0.1665in" fo:margin-bottom="0.0835in" style:contextual-spacing="false" fo:text-align="justify" style:justify-single-word="false" fo:text-indent="-0.3937in" style:auto-text-indent="false">
        <style:tab-stops>
          <style:tab-stop style:position="0.7874in"/>
        </style:tab-stops>
      </style:paragraph-properties>
      <style:text-properties fo:color="#000000" loext:opacity="100%" officeooo:paragraph-rsid="0004372e" fo:background-color="transparent"/>
    </style:style>
    <style:style style:name="P16" style:family="paragraph" style:parent-style-name="Standard" style:list-style-name="WWNum4">
      <style:paragraph-properties fo:margin-left="0.7874in" fo:margin-right="0in" fo:margin-top="0.0835in" fo:margin-bottom="0.0835in" style:contextual-spacing="false" fo:text-align="justify" style:justify-single-word="false" fo:text-indent="-0.3937in" style:auto-text-indent="false">
        <style:tab-stops>
          <style:tab-stop style:position="0.7874in"/>
        </style:tab-stops>
      </style:paragraph-properties>
      <style:text-properties fo:color="#000000" loext:opacity="100%" officeooo:paragraph-rsid="0004372e" fo:background-color="transparent"/>
    </style:style>
    <style:style style:name="P17" style:family="paragraph" style:parent-style-name="Standard" style:list-style-name="WWNum7">
      <style:paragraph-properties fo:margin-left="0.7874in" fo:margin-right="0in" fo:margin-top="0.0835in" fo:margin-bottom="0.0835in" style:contextual-spacing="false" fo:text-align="justify" style:justify-single-word="false" fo:text-indent="-0.3937in" style:auto-text-indent="false">
        <style:tab-stops>
          <style:tab-stop style:position="0.7874in"/>
        </style:tab-stops>
      </style:paragraph-properties>
      <style:text-properties fo:color="#000000" loext:opacity="100%" officeooo:paragraph-rsid="0004372e" fo:background-color="transparent"/>
    </style:style>
    <style:style style:name="P18" style:family="paragraph" style:parent-style-name="Standard" style:list-style-name="WWNum8">
      <style:paragraph-properties fo:margin-left="0.7874in" fo:margin-right="0in" fo:margin-top="0.0835in" fo:margin-bottom="0.0835in" style:contextual-spacing="false" fo:text-align="justify" style:justify-single-word="false" fo:text-indent="-0.3937in" style:auto-text-indent="false">
        <style:tab-stops>
          <style:tab-stop style:position="0.7874in"/>
        </style:tab-stops>
      </style:paragraph-properties>
      <style:text-properties fo:color="#000000" loext:opacity="100%" officeooo:paragraph-rsid="0004372e" fo:background-color="transparent"/>
    </style:style>
    <style:style style:name="P19" style:family="paragraph" style:parent-style-name="Standard" style:list-style-name="WWNum10">
      <style:paragraph-properties fo:margin-left="0.7874in" fo:margin-right="0in" fo:margin-top="0.0835in" fo:margin-bottom="0.0835in" style:contextual-spacing="false" fo:text-align="justify" style:justify-single-word="false" fo:text-indent="-0.3937in" style:auto-text-indent="false">
        <style:tab-stops>
          <style:tab-stop style:position="0.7874in"/>
        </style:tab-stops>
      </style:paragraph-properties>
      <style:text-properties fo:color="#000000" loext:opacity="100%" officeooo:paragraph-rsid="0004372e" fo:background-color="transparent"/>
    </style:style>
    <style:style style:name="P20" style:family="paragraph" style:parent-style-name="Standard" style:list-style-name="WWNum11">
      <style:paragraph-properties fo:margin-left="0.7874in" fo:margin-right="0in" fo:margin-top="0.0835in" fo:margin-bottom="0.0835in" style:contextual-spacing="false" fo:text-align="justify" style:justify-single-word="false" fo:text-indent="-0.3937in" style:auto-text-indent="false">
        <style:tab-stops>
          <style:tab-stop style:position="0.7874in"/>
        </style:tab-stops>
      </style:paragraph-properties>
      <style:text-properties fo:color="#000000" loext:opacity="100%" officeooo:paragraph-rsid="0004372e" fo:background-color="transparent"/>
    </style:style>
    <style:style style:name="P21" style:family="paragraph" style:parent-style-name="Standard" style:list-style-name="WWNum12">
      <style:paragraph-properties fo:margin-left="0.7874in" fo:margin-right="0in" fo:margin-top="0.0835in" fo:margin-bottom="0.0835in" style:contextual-spacing="false" fo:text-align="justify" style:justify-single-word="false" fo:text-indent="-0.3937in" style:auto-text-indent="false">
        <style:tab-stops>
          <style:tab-stop style:position="0.7874in"/>
        </style:tab-stops>
      </style:paragraph-properties>
      <style:text-properties fo:color="#000000" loext:opacity="100%" officeooo:paragraph-rsid="0004372e" fo:background-color="transparent"/>
    </style:style>
    <style:style style:name="P22" style:family="paragraph" style:parent-style-name="Standard" style:list-style-name="WWNum9">
      <style:paragraph-properties fo:margin-left="0.7874in" fo:margin-right="0in" fo:margin-top="0.0835in" fo:margin-bottom="0.0835in" style:contextual-spacing="false" fo:text-align="justify" style:justify-single-word="false" fo:text-indent="-0.3937in" style:auto-text-indent="false"/>
      <style:text-properties fo:color="#000000" loext:opacity="100%" officeooo:paragraph-rsid="0004372e" fo:background-color="transparent"/>
    </style:style>
    <style:style style:name="P23" style:family="paragraph" style:parent-style-name="Standard" style:list-style-name="WWNum10">
      <style:paragraph-properties fo:margin-left="0.7874in" fo:margin-right="0in" fo:margin-top="0.0835in" fo:margin-bottom="0.0835in" style:contextual-spacing="false" fo:text-indent="-0.3937in" style:auto-text-indent="false">
        <style:tab-stops>
          <style:tab-stop style:position="0.7874in"/>
        </style:tab-stops>
      </style:paragraph-properties>
      <style:text-properties fo:color="#000000" loext:opacity="100%" officeooo:paragraph-rsid="0004372e" fo:background-color="transparent"/>
    </style:style>
    <style:style style:name="P24" style:family="paragraph" style:parent-style-name="Standard" style:list-style-name="WWNum2">
      <style:paragraph-properties fo:margin-left="0.7874in" fo:margin-right="0in" fo:margin-top="0in" fo:margin-bottom="0.0417in" style:contextual-spacing="false" fo:text-align="justify" style:justify-single-word="false" fo:text-indent="-0.3937in" style:auto-text-indent="false">
        <style:tab-stops>
          <style:tab-stop style:position="0.7874in"/>
        </style:tab-stops>
      </style:paragraph-properties>
      <style:text-properties officeooo:paragraph-rsid="0004372e"/>
    </style:style>
    <style:style style:name="P25" style:family="paragraph" style:parent-style-name="Standard" style:list-style-name="WWNum3">
      <style:paragraph-properties fo:margin-left="0.7874in" fo:margin-right="0in" fo:margin-top="0in" fo:margin-bottom="0.0417in" style:contextual-spacing="false" fo:text-align="justify" style:justify-single-word="false" fo:text-indent="-0.3937in" style:auto-text-indent="false">
        <style:tab-stops>
          <style:tab-stop style:position="0.7874in"/>
        </style:tab-stops>
      </style:paragraph-properties>
      <style:text-properties officeooo:paragraph-rsid="0004372e"/>
    </style:style>
    <style:style style:name="P26" style:family="paragraph" style:parent-style-name="Standard" style:list-style-name="WWNum2">
      <style:paragraph-properties fo:margin-left="0.7874in" fo:margin-right="0in" fo:margin-top="0in" fo:margin-bottom="0.0417in" style:contextual-spacing="false" fo:text-align="justify" style:justify-single-word="false" fo:text-indent="-0.3937in" style:auto-text-indent="false">
        <style:tab-stops>
          <style:tab-stop style:position="0.7874in"/>
        </style:tab-stops>
      </style:paragraph-properties>
      <style:text-properties fo:color="#000000" loext:opacity="100%" officeooo:paragraph-rsid="0004372e" fo:background-color="transparent"/>
    </style:style>
    <style:style style:name="P27" style:family="paragraph" style:parent-style-name="Standard" style:list-style-name="WWNum3">
      <style:paragraph-properties fo:margin-left="0.7874in" fo:margin-right="0in" fo:margin-top="0in" fo:margin-bottom="0.0417in" style:contextual-spacing="false" fo:text-align="justify" style:justify-single-word="false" fo:text-indent="-0.3937in" style:auto-text-indent="false">
        <style:tab-stops>
          <style:tab-stop style:position="0.7874in"/>
        </style:tab-stops>
      </style:paragraph-properties>
      <style:text-properties fo:color="#000000" loext:opacity="100%" officeooo:paragraph-rsid="0004372e" fo:background-color="transparent"/>
    </style:style>
    <style:style style:name="P28" style:family="paragraph" style:parent-style-name="Standard" style:list-style-name="WWNum6">
      <style:paragraph-properties fo:margin-top="0.0835in" fo:margin-bottom="0.0835in" style:contextual-spacing="false" fo:text-align="justify" style:justify-single-word="false"/>
      <style:text-properties fo:color="#000000" loext:opacity="100%" officeooo:paragraph-rsid="0004372e" fo:background-color="transparent"/>
    </style:style>
    <style:style style:name="P29" style:family="paragraph" style:parent-style-name="Standard" style:list-style-name="WWNum1">
      <style:paragraph-properties fo:margin-left="0.0984in" fo:margin-right="0in" fo:line-height="100%" fo:text-indent="-0.0984in" style:auto-text-indent="false">
        <style:tab-stops>
          <style:tab-stop style:position="0.1972in"/>
        </style:tab-stops>
      </style:paragraph-properties>
    </style:style>
    <style:style style:name="P30" style:family="paragraph" style:parent-style-name="Standard" style:list-style-name="WWNum1">
      <style:paragraph-properties fo:margin-left="0.1972in" fo:margin-right="0in" fo:line-height="100%" fo:text-indent="-0.1972in" style:auto-text-indent="false">
        <style:tab-stops>
          <style:tab-stop style:position="0.1972in"/>
        </style:tab-stops>
      </style:paragraph-properties>
    </style:style>
    <style:style style:name="P31" style:family="paragraph" style:parent-style-name="Standard">
      <style:paragraph-properties fo:margin-top="0.1665in" fo:margin-bottom="0.0835in" style:contextual-spacing="false" fo:text-align="center" style:justify-single-word="false"/>
      <style:text-properties fo:color="#000000" loext:opacity="100%" officeooo:paragraph-rsid="0004372e" fo:background-color="transparent"/>
    </style:style>
    <style:style style:name="P32" style:family="paragraph" style:parent-style-name="Standard">
      <style:paragraph-properties fo:margin-left="0.102in" fo:margin-right="0in" fo:orphans="0" fo:widows="0" fo:text-indent="0in" style:auto-text-indent="false"/>
      <style:text-properties fo:color="#000000" loext:opacity="100%" style:font-name="Times New Roman" fo:font-size="9pt" officeooo:paragraph-rsid="0004372e" fo:background-color="transparent" style:font-name-asian="Times New Roman1" style:font-size-asian="9pt" style:font-name-complex="Times New Roman1" style:font-size-complex="9pt"/>
    </style:style>
    <style:style style:name="P33" style:family="paragraph" style:parent-style-name="Standard">
      <style:paragraph-properties fo:margin-left="0.102in" fo:margin-right="0in" fo:text-align="justify" style:justify-single-word="false" fo:orphans="0" fo:widows="0" fo:text-indent="0in" style:auto-text-indent="false"/>
      <style:text-properties fo:color="#000000" loext:opacity="100%" style:font-name="Times New Roman" fo:font-weight="bold" officeooo:paragraph-rsid="0004372e" fo:background-color="transparent" style:font-name-asian="Times New Roman1" style:font-weight-asian="bold" style:font-name-complex="Times New Roman1"/>
    </style:style>
    <style:style style:name="P34" style:family="paragraph" style:parent-style-name="Standard">
      <style:paragraph-properties fo:margin-left="0.102in" fo:margin-right="0in" fo:text-align="justify" style:justify-single-word="false" fo:orphans="0" fo:widows="0" fo:text-indent="0in" style:auto-text-indent="false"/>
      <style:text-properties fo:color="#000000" loext:opacity="100%" style:font-name="Times New Roman" officeooo:paragraph-rsid="0004372e" fo:background-color="transparent" style:font-name-asian="Times New Roman1" style:font-name-complex="Times New Roman1"/>
    </style:style>
    <style:style style:name="P35" style:family="paragraph" style:parent-style-name="Standard">
      <style:paragraph-properties fo:margin-left="0.1091in" fo:margin-right="0in" fo:orphans="0" fo:widows="0" fo:text-indent="0in" style:auto-text-indent="false"/>
      <style:text-properties fo:color="#000000" loext:opacity="100%" style:font-name="Times New Roman" fo:font-size="9pt" officeooo:paragraph-rsid="0004372e" fo:background-color="transparent" style:font-name-asian="Times New Roman1" style:font-size-asian="9pt" style:font-name-complex="Times New Roman1" style:font-size-complex="9pt"/>
    </style:style>
    <style:style style:name="T1" style:family="text">
      <style:text-properties fo:color="#000000" loext:opacity="100%" style:font-name="Times New Roman" fo:font-size="11pt" fo:background-color="transparent" loext:char-shading-value="0" style:font-name-asian="Times New Roman1" style:font-size-asian="11pt" style:font-name-complex="Times New Roman1" style:font-size-complex="11pt"/>
    </style:style>
    <style:style style:name="T2" style:family="text">
      <style:text-properties fo:color="#000000" loext:opacity="100%" style:font-name="Times New Roman" fo:font-size="11pt" fo:background-color="transparent" loext:char-shading-value="0" style:font-name-asian="Times New Roman1" style:font-size-asian="11pt" style:font-name-complex="Times New Roman1" style:font-size-complex="11pt"/>
    </style:style>
    <style:style style:name="T3" style:family="text">
      <style:text-properties fo:color="#000000" loext:opacity="100%" style:font-name="Times New Roman" fo:font-size="11pt" fo:font-style="italic" fo:background-color="transparent" loext:char-shading-value="0" style:font-name-asian="Times New Roman1" style:font-size-asian="11pt" style:font-style-asian="italic" style:font-name-complex="Times New Roman1" style:font-size-complex="11pt"/>
    </style:style>
    <style:style style:name="T4" style:family="text">
      <style:text-properties fo:color="#000000" loext:opacity="100%" style:font-name="Times New Roman" fo:font-size="11pt" fo:font-style="italic" fo:background-color="transparent" loext:char-shading-value="0" style:font-name-asian="Times New Roman1" style:font-size-asian="11pt" style:font-style-asian="italic" style:font-name-complex="Times New Roman1" style:font-size-complex="11pt"/>
    </style:style>
    <style:style style:name="T5" style:family="text">
      <style:text-properties fo:color="#000000" loext:opacity="100%" style:font-name="Times New Roman" fo:font-size="11pt" fo:font-style="italic" fo:background-color="transparent" loext:char-shading-value="0" style:font-name-asian="Times New Roman1" style:font-size-asian="11pt" style:font-style-asian="italic" style:font-name-complex="Times New Roman1" style:font-size-complex="11pt"/>
    </style:style>
    <style:style style:name="T6" style:family="text">
      <style:text-properties fo:color="#000000" loext:opacity="100%" style:font-name="Times New Roman" fo:font-size="11pt" fo:font-style="italic" fo:background-color="transparent" loext:char-shading-value="0" style:font-name-asian="Times New Roman1" style:font-size-asian="11pt" style:font-style-asian="italic" style:font-name-complex="Times New Roman1" style:font-size-complex="11pt"/>
    </style:style>
    <style:style style:name="T7" style:family="text">
      <style:text-properties fo:color="#000000" loext:opacity="100%" style:font-name="Times New Roman" fo:font-size="11pt" fo:font-style="italic" style:text-underline-style="solid" style:text-underline-width="auto" style:text-underline-color="font-color" fo:background-color="transparent" loext:char-shading-value="0" style:font-name-asian="Times New Roman1" style:font-size-asian="11pt" style:font-style-asian="italic" style:font-name-complex="Times New Roman1" style:font-size-complex="11pt"/>
    </style:style>
    <style:style style:name="T8" style:family="text">
      <style:text-properties fo:color="#000000" loext:opacity="100%" style:font-name="Times New Roman" fo:font-size="11pt" style:text-underline-style="solid" style:text-underline-width="auto" style:text-underline-color="font-color" fo:background-color="transparent" loext:char-shading-value="0" style:font-name-asian="Times New Roman1" style:font-size-asian="11pt" style:font-name-complex="Times New Roman1" style:font-size-complex="11pt"/>
    </style:style>
    <style:style style:name="T9" style:family="text">
      <style:text-properties fo:color="#000000" loext:opacity="100%" style:font-name="Times New Roman" fo:font-style="italic" fo:background-color="transparent" loext:char-shading-value="0" style:font-name-asian="Times New Roman1" style:font-style-asian="italic" style:font-name-complex="Times New Roman1"/>
    </style:style>
    <style:style style:name="T10" style:family="text">
      <style:text-properties fo:color="#000000" loext:opacity="100%" style:font-name="Times New Roman" fo:font-style="italic" fo:background-color="transparent" loext:char-shading-value="0" style:font-style-asian="italic" style:font-name-complex="Times New Roman1" style:font-weight-complex="bold"/>
    </style:style>
    <style:style style:name="T11" style:family="text">
      <style:text-properties fo:color="#000000" loext:opacity="100%" style:font-name="Times New Roman" fo:font-style="italic" fo:background-color="transparent" loext:char-shading-value="0" style:font-style-asian="italic" style:font-name-complex="Times New Roman1"/>
    </style:style>
    <style:style style:name="T12" style:family="text">
      <style:text-properties fo:color="#000000" loext:opacity="100%" style:text-position="super 58%" style:font-name="Times New Roman" fo:background-color="transparent" loext:char-shading-value="0" style:font-name-asian="Times New Roman1" style:font-name-complex="Times New Roman1"/>
    </style:style>
    <style:style style:name="T13"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T14" style:family="text">
      <style:text-properties style:font-name="Times New Roman" fo:font-style="italic" style:font-name-asian="Times New Roman1" style:font-style-asian="italic" style:font-name-complex="Times New Roman1"/>
    </style:style>
    <style:style style:name="T15" style:family="text">
      <style:text-properties style:font-name="Times New Roman" fo:font-size="12pt" fo:font-weight="bold" style:font-name-asian="Times New Roman1" style:font-size-asian="12pt" style:font-weight-asian="bold" style:font-name-complex="Times New Roman1" style:font-size-complex="12pt"/>
    </style:style>
    <style:style style:name="T16" style:family="text">
      <style:text-properties style:font-name="Times New Roman" fo:font-size="11pt" style:font-name-asian="Times New Roman1" style:font-size-asian="11pt" style:font-name-complex="Times New Roman1" style:font-size-complex="11pt"/>
    </style:style>
    <style:style style:name="T17" style:family="text">
      <style:text-properties style:font-name="Times New Roman" fo:font-size="11pt" style:font-name-asian="Times New Roman1" style:font-size-asian="11pt" style:font-size-complex="11pt"/>
    </style:style>
    <style:style style:name="T18" style:family="text">
      <style:text-properties style:font-name="Times New Roman" fo:font-size="11pt" fo:font-style="italic" fo:font-weight="bold" style:font-name-asian="Times New Roman1" style:font-size-asian="11pt" style:font-style-asian="italic" style:font-weight-asian="bold" style:font-name-complex="Times New Roman1" style:font-size-complex="11pt"/>
    </style:style>
    <style:style style:name="T19" style:family="text">
      <style:text-properties style:font-name="Times New Roman" fo:font-size="11pt" fo:font-style="italic" fo:font-weight="bold" style:font-name-asian="Times New Roman1" style:font-size-asian="11pt" style:font-style-asian="italic" style:font-weight-asian="bold" style:font-size-complex="11pt"/>
    </style:style>
    <style:style style:name="T20" style:family="text">
      <style:text-properties style:font-name="Times New Roman" fo:font-size="11pt" fo:font-style="italic" style:font-name-asian="Times New Roman1" style:font-size-asian="11pt" style:font-style-asian="italic" style:font-size-complex="11pt"/>
    </style:style>
    <style:style style:name="T21" style:family="text">
      <style:text-properties style:font-name="Times New Roman" fo:font-size="11pt" fo:font-style="italic" style:font-name-asian="Times New Roman1" style:font-size-asian="11pt" style:font-style-asian="italic" style:font-name-complex="Times New Roman1" style:font-size-complex="11pt"/>
    </style:style>
    <style:style style:name="T22" style:family="text">
      <style:text-properties style:font-name="Times New Roman" fo:font-size="11pt" fo:font-weight="bold" style:font-name-asian="Times New Roman1" style:font-size-asian="11pt" style:font-weight-asian="bold" style:font-name-complex="Times New Roman1" style:font-size-complex="11pt"/>
    </style:style>
    <style:style style:name="T23" style:family="text">
      <style:text-properties style:font-name="Times New Roman" style:font-name-asian="Times New Roman1"/>
    </style:style>
    <style:style style:name="T24" style:family="text">
      <style:text-properties style:text-position="super 58%" style:font-name="Times New Roman" fo:font-style="italic" style:font-name-asian="Times New Roman1" style:font-style-asian="italic" style:font-name-complex="Times New Roman1"/>
    </style:style>
    <style:style style:name="T25" style:family="text">
      <style:text-properties style:text-position="super 58%" style:font-name="Times New Roman" style:font-name-asian="Times New Roman1" style:font-name-complex="Times New Roman1"/>
    </style:style>
    <style:style style:name="T26" style:family="text">
      <style:text-properties style:text-position="sub 58%"/>
    </style:style>
    <style:style style:name="T27" style:family="text">
      <style:text-properties style:text-position="sub 58%" style:font-name="Times New Roman" fo:font-size="11pt" style:font-name-asian="Times New Roman1" style:font-size-asian="11pt" style:font-name-complex="Times New Roman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3">Метод атаки на кольцевые подписи Monero: воспроизведение эффекта транзакций с нулевыми миксинами</text:span></text:p>
      <text:p text:style-name="P1"><text:span text:style-name="T14">Димаз Анка Виджайя (Dimaz Ankaa Wijaya)</text:span><text:span text:style-name="T24">1</text:span><text:span text:style-name="T14">, Джозеф Лиу (Joseph Liu)</text:span><text:span text:style-name="T24"> 1</text:span><text:span text:style-name="T14">, Рон Стейнфелд (Ron Steinfeld)</text:span><text:span text:style-name="T24"> 1</text:span><text:span text:style-name="T14">, Донгкси Лиу (Dongxi Liu)</text:span><text:span text:style-name="T24"> </text:span><text:span text:style-name="T25">2</text:span></text:p>
      <text:p text:style-name="P1"><text:span text:style-name="T25">1</text:span><text:span text:style-name="T14"> Факультет информационных технологий, Университет Монаша, Австралия</text:span></text:p>
      <text:p text:style-name="P7"><text:span text:style-name="T14">{dimaz.wijaya, joseph.liu, ron.steinfeld}@monash.edu</text:span></text:p>
      <text:p text:style-name="P3"><text:span text:style-name="T12">2</text:span><text:span text:style-name="T9"> Группа Data61, О</text:span><text:span text:style-name="extended-text_5f__5f_short"><text:span text:style-name="T10">бъединение</text:span></text:span><text:span text:style-name="extended-text_5f__5f_short"><text:span text:style-name="T11"> </text:span></text:span><text:span text:style-name="extended-text_5f__5f_short"><text:span text:style-name="T10">научных</text:span></text:span><text:span text:style-name="extended-text_5f__5f_short"><text:span text:style-name="T11"> и </text:span></text:span><text:span text:style-name="extended-text_5f__5f_short"><text:span text:style-name="T10">прикладных</text:span></text:span><text:span text:style-name="extended-text_5f__5f_short"><text:span text:style-name="T11"> </text:span></text:span><text:span text:style-name="extended-text_5f__5f_short"><text:span text:style-name="T10">исследований</text:span></text:span><text:span text:style-name="T9"> (CSIRO), Австралия</text:span></text:p>
      <text:p text:style-name="P1"><text:span text:style-name="T14">dongxi.liu@data61.csiro.au</text:span></text:p>
      <text:p text:style-name="P8"><text:span text:style-name="T15">Аннотация</text:span></text:p>
      <text:p text:style-name="P11"><text:span text:style-name="T16">Monero является одной из тех криптовалют, которые защищают анонимность пользователя, используя протокол CryptoNote. Возможности защиты анонимности Monero обеспечиваются криптографическими методами, которые подразумевают использование связанных кольцевых подписей и одноразовых публичных ключей. Последние исследования продемонстрировали, что большинство входов Monero отслеживались. Это происходило до того момента, пока использование протокола RingCT при проведении транзакций не стало обязательным. После реализации этого протокола проблема исчезла. Нами предлагается новый способ атаки, который снизит анонимность транзакций Monero или позволит полностью деанонимизировать входы. Предлагаемый протокол может запускаться в рамках сценария RingCT, а также обеспечивает взаимодействие множества атакующих, не требуя от них взаимного доверия. Схема атаки может быть подсажена в уже существующие службы Monero без каких-либо дополнительных комиссий и без риска для денег пользователей.</text:span></text:p>
      <text:p text:style-name="P9"><text:span text:style-name="T18">Ключевые слова: </text:span><text:span text:style-name="T20">Monero, кольцевая подпись, анонимность, конфиденциальность, отслеживаемость</text:span><text:span text:style-name="T19">.</text:span></text:p>
      <text:list xml:id="list1497207451" text:style-name="WWNum5">
        <text:list-item>
          <text:p text:style-name="P15"><text:span text:style-name="T16">ВВЕДЕНИЕ</text:span></text:p>
        </text:list-item>
      </text:list>
      <text:p text:style-name="P11"><text:span text:style-name="T16">Monero является одной из самых ценных анонимных криптовалют в мире, и она основана на блокчейн технологии. Данные транзакции в блокчейне может увидеть каждый, как в случае с Bitcoin [1]. Однако, в отличие от Bitcoin, где любой желающий может отследить денежный поток между адресами, такое невозможно, когда речь заходит о Monero. Технологии использования кольцевых подписей и одноразовых ключей реализованы в качестве используемых по умолчанию настроек, что повышает анонимность данных транзакций. Реальные отправители скрываются за счёт добавления множества ложных объектов, при этом статус всех возможных отправителей одинаков, и они не отличаются друг от друга. Использование одноразового публичного ключа означает, что для каждого выхода создаётся уникальный адрес, а реальный адрес получателя никогда не будет открыт в блокчейне. При отсутствии какой-либо дополнительной информации невозможно определить, какой из адресов принадлежит определённому пользователю.</text:span></text:p>
      <text:p text:style-name="P11"><text:span text:style-name="T16">Несмотря на то, что эти методы сохранения анонимности уже были реализованы в Monero, уже было разработано, по крайней мере, 4 метода анализа, позволяющие вскрыть информацию, замаскированную таким образом в среде Monero. Эти методы анализа доказали свою успешность благодаря прозрачности данных блокчейна, проблемы ликвидности и идентификации поведения пользователей.</text:span></text:p>
      <text:p text:style-name="P11"><text:span text:style-name="T16">Нами предлагается новая схема атаки, направленной на нейтрализацию свойств Monero, обеспечивающих невозможность отслеживания валюты. Предлагаемый метод атаки может использоваться для вскрытия реальных выходов в транзакциях Monero или, по крайней мере, для снижения уровня анонимности входов. <text:s/>Схема атаки может быть реализована одним человеком или множеством людей, которые будут действовать совместно, но без необходимости во взаимном доверии. Каждый атакующий будет использовать положительные результаты действий другого атакующего. Наша схема атаки будет эффективно работать в среде RingCT, в которой сторонний наблюдатель не может увидеть сумму транзакции. Создание «тёмной» транзакции, описанной в рамках предлагаемой схемы атаки, не будет стоить каких-либо дополнительных комиссий, если схема атаки будет включена в любую уже существующую службу.</text:span></text:p>
      <text:list xml:id="list14633301484659" text:continue-numbering="true" text:style-name="WWNum5">
        <text:list-item>
          <text:p text:style-name="P15"><text:span text:style-name="T16">ОБОСНОВАНИЕ</text:span></text:p>
        </text:list-item>
      </text:list>
      <text:list xml:id="list2596880603" text:style-name="WWNum6">
        <text:list-item>
          <text:p text:style-name="P28"><text:soft-page-break/><text:span text:style-name="T21">Monero</text:span></text:p>
        </text:list-item>
      </text:list>
      <text:p text:style-name="P11"><text:span text:style-name="T16">Monero является форком существующей криптовалюты под названием Bytecoin. В основе обеих монет лежит протокол CryptoNote, предложенный человеком, скрывающимся под псевдонимом Николас ван Саберхаген (</text:span><text:span text:style-name="T21">Nicolas van Saberhagen</text:span><text:span text:style-name="T16">), в 2013 году [2]. Основной целью протокола является создание анонимной криптовалюты. В случае с Bitcoin существуют определённые проблемы, связанные именно с анонимностью пользователей. Предыдущие исследования позволили выявить информацию, касающуюся пользователей Bitcoin и их действий, совершаемых с этой криптовалютой [3]. Более того, злоумышленникам, использовавшим анализ графа, удалось открыть паттерны транзакций [4].</text:span></text:p>
      <text:p text:style-name="P11"><text:span text:style-name="T16">Протокол CryptoNote обеспечивает более высокий уровень анонимности, так как подразумевает использование связанных кольцевых подписей, гарантирующих неотслеживаемость, а также использование одноразовых публичных ключей, которые отвечают за невозможность привязки транзакций к определённым пользователям в новой системе. Эти возможности реализованы на уровне протокола, являющемся обязательным для всех пользователей системы.</text:span></text:p>
      <text:p text:style-name="P11"><text:span text:style-name="T16">Основной особенностью Monero является наличие возможности «правдоподобного отрицания». В наборе публичных ключей невозможно определить, какие из них были потрачены при проведении транзакции (на один вход, созданный несколькими ключами, тратится только 1 публичный ключ). Поэтому другие публичные ключи являются ложными (фальшивыми). Несмотря на эту особенность, которая считается основным плюсом Monero, ограничения, связанные с её реализацией, мешают системе продемонстрировать весь свой потенциал. Анализ показал, что значительную часть транзакций Monero можно отследить [5, 6].</text:span></text:p>
      <text:p text:style-name="P11"><text:span text:style-name="T16">Как и в случае с любой другой криптовалютой, для создания среды необходимо, по крайней мере, 2 участников: демонов и кошельков. Демон Monero является сервером, обеспечивающим клиентов информацией. Демон Monero синхронизирует данные блокчейна с одноранговыми узлами и записывает все транзакции на локальном накопителе. Кошелёк Monero является приложением, которое помогает пользователям управлять своими кошельками, обнаруживать, были ли получены на них новые платежи, подводить баланс и создавать новые транзакции. Кошелёк Monero не сохраняет блокчейн на локальном накопителе. Вместо этого он запрашивает у демона Monero любую информацию, необходимую кошельку Monero для обновления данных.</text:span></text:p>
      <text:p text:style-name="P11"><text:span text:style-name="T16">На рынке есть разные кошельки Monero. Первый и, пожалуй, главный кошелёк monero-wallet-cli создан главными разработчиками Monero. Сейчас он дополнен версией GUI. Вторым кошельком является онлайн кошелёк MyMonero</text:span><text:span text:style-name="T16"><text:note text:id="ftn1" text:note-class="footnote"><text:note-citation>1</text:note-citation><text:note-body><text:list xml:id="list3517746045" text:style-name="WWNum1"><text:list-item><text:p text:style-name="P29"><text:span text:style-name="T23">https://mymonero.com</text:span></text:p></text:list-item></text:list></text:note-body></text:note></text:span><text:span text:style-name="T16">. Это сетевой кошелёк, который можно использовать для создания нового кошелька, транзакций и сканирования блокчейна с целью вычисления текущего баланса. OpenMonero</text:span><text:span text:style-name="T16"><text:note text:id="ftn2" text:note-class="footnote"><text:note-citation>2</text:note-citation><text:note-body><text:list xml:id="list14634364330247" text:continue-numbering="true" text:style-name="WWNum1"><text:list-item><text:p text:style-name="P30"><text:span text:style-name="T23">https://github.com/moneroexamples/openmonero</text:span></text:p></text:list-item></text:list></text:note-body></text:note></text:span><text:span text:style-name="T16"> является открытой версией MyMonero с похожим интерфейсом, но улучшенной совместимостью с monero-wallet-cli, которую обеспечивает использование одной и той же мнемонической фразы, состоящей из 25 слов. Третий кошелёк разработан для операционной системы Android и называется Monerujo</text:span><text:span text:style-name="T16"><text:note text:id="ftn3" text:note-class="footnote"><text:note-citation>3</text:note-citation><text:note-body><text:list xml:id="list14635348086851" text:continue-numbering="true" text:style-name="WWNum1"><text:list-item><text:p text:style-name="P30"><text:span text:style-name="T23">https://monerujo.io</text:span></text:p></text:list-item></text:list></text:note-body></text:note></text:span><text:span text:style-name="T16">, и также является открытым проектом</text:span><text:span text:style-name="T16"><text:note text:id="ftn4" text:note-class="footnote"><text:note-citation>4</text:note-citation><text:note-body><text:list xml:id="list14634479696051" text:continue-numbering="true" text:style-name="WWNum1"><text:list-item><text:p text:style-name="P30"><text:span text:style-name="T23">https://github.com/m2049r/xmrwallet</text:span></text:p></text:list-item></text:list></text:note-body></text:note></text:span><text:span text:style-name="T16">.</text:span></text:p>
      <text:p text:style-name="P11"><text:span text:style-name="T16">Для проведения вычислений с Monero кошельки OpenMonero и Monerujo используют ту же кодовую базу, что и monero-wallet-cli. Отличается только их интерфейс. Другой кошелёк Monero, разработанный Freewallet</text:span><text:span text:style-name="T16"><text:note text:id="ftn5" text:note-class="footnote"><text:note-citation>5</text:note-citation><text:note-body><text:list xml:id="list14634179014111" text:continue-numbering="true" text:style-name="WWNum1"><text:list-item><text:p text:style-name="P30"><text:span text:style-name="T23">https://freewallet.org/currency/xmr</text:span></text:p></text:list-item></text:list></text:note-body></text:note></text:span><text:span text:style-name="T16">, имеет закрытый код, и его использование не рекомендуется сообществом Monero, так как пользователи не владеют собственными приватными ключами.</text:span></text:p>
      <text:p text:style-name="P11"><text:span text:style-name="T16">При создании транзакции кошелёк Monero не может действовать самостоятельно. Ему необходима информация, которую обеспечивает демон Monero. Так происходит, поскольку в случае с Monero каждый реальный выход, который будет потрачен во входе, должен быть скрыт несколькими другими ложными выходами. Эти ложные выходы часто называют миксинами. Ложные выходы вместе с реальным выходом формируют кольцевую подпись. Общее количество ложных выходов вместе с реальным выходом называют размером кольца.</text:span></text:p>
      <text:p text:style-name="P11"><text:span text:style-name="T16">Ложные выходы являются реальными публичными ключами, которые уже появлялись в блокчейне. Другими словами, эти ложные выходы являются выходами других транзакций. Эти </text:span><text:soft-page-break/><text:span text:style-name="T16">публичные ключи группируются в зависимости от суммы монет, содержащихся в публичных ключах, а затем последовательно индексируются в соответствии со временем их появления в блокчейне.</text:span></text:p>
      <text:p text:style-name="P11"><text:span text:style-name="T16">Сначала кошелёк Monero запрашивает «гистограммные данные». Это информация по максимальному индексу для каждой суммы каждого выхода в блокчейне. На основе этих гистограммных данных кошелёк Monero получает множество индексов. Количество индексов превышает размер кольца. В случае с транзакцией, проводимой в соответствии с протоколом RingCT, индексы будут браться из гистограммы с нулевой суммой (так как при использовании протокола RingCT любая информация о сумме транзакции шифруется, и система не может прочитать эту информацию и указывает нулевую сумму, хотя, на самом деле, она может и не быть нулевой).</text:span></text:p>
      <text:p text:style-name="P12"/>
      <text:p text:style-name="P12"/>
      <text:p text:style-name="P31"><text:span text:style-name="T18">Рисунок 1. Как создаются транзакции Monero</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2">Start</text:p>
          </table:table-cell>
          <table:table-cell table:style-name="Таблица1.A1" office:value-type="string">
            <text:p text:style-name="P35">Начало</text:p>
          </table:table-cell>
        </table:table-row>
        <table:table-row table:style-name="Таблица1.1">
          <table:table-cell table:style-name="Таблица1.A1" office:value-type="string">
            <text:p text:style-name="P32">Compute required coins + fee, check balance</text:p>
          </table:table-cell>
          <table:table-cell table:style-name="Таблица1.A1" office:value-type="string">
            <text:p text:style-name="P35">Вычислить необходимые монеты + комиссию, проверить баланс</text:p>
          </table:table-cell>
        </table:table-row>
        <table:table-row table:style-name="Таблица1.1">
          <table:table-cell table:style-name="Таблица1.A1" office:value-type="string">
            <text:p text:style-name="P32">Construct a list of unspent outputs</text:p>
          </table:table-cell>
          <table:table-cell table:style-name="Таблица1.A1" office:value-type="string">
            <text:p text:style-name="P35">Построить список непотраченных выходов</text:p>
          </table:table-cell>
        </table:table-row>
        <table:table-row table:style-name="Таблица1.1">
          <table:table-cell table:style-name="Таблица1.A1" office:value-type="string">
            <text:p text:style-name="P32">Request Histogram Data</text:p>
          </table:table-cell>
          <table:table-cell table:style-name="Таблица1.A1" office:value-type="string">
            <text:p text:style-name="P35">Запросить гистограммные данные</text:p>
          </table:table-cell>
        </table:table-row>
        <table:table-row table:style-name="Таблица1.1">
          <table:table-cell table:style-name="Таблица1.A1" office:value-type="string">
            <text:p text:style-name="P32">Pick indexes from Histogram</text:p>
          </table:table-cell>
          <table:table-cell table:style-name="Таблица1.A1" office:value-type="string">
            <text:p text:style-name="P35">Взять индексы из гистограммы</text:p>
          </table:table-cell>
        </table:table-row>
        <table:table-row table:style-name="Таблица1.1">
          <table:table-cell table:style-name="Таблица1.A1" office:value-type="string">
            <text:p text:style-name="P32">Request public key data based on the chosen indexes</text:p>
          </table:table-cell>
          <table:table-cell table:style-name="Таблица1.A1" office:value-type="string">
            <text:p text:style-name="P35">Запросить данные публичного ключа на основе выбранных индексов</text:p>
          </table:table-cell>
        </table:table-row>
        <table:table-row table:style-name="Таблица1.1">
          <table:table-cell table:style-name="Таблица1.A1" office:value-type="string">
            <text:p text:style-name="P32">Finish</text:p>
          </table:table-cell>
          <table:table-cell table:style-name="Таблица1.A1" office:value-type="string">
            <text:p text:style-name="P35">Конец</text:p>
          </table:table-cell>
        </table:table-row>
        <table:table-row table:style-name="Таблица1.1">
          <table:table-cell table:style-name="Таблица1.A1" office:value-type="string">
            <text:p text:style-name="P32">Transaction validated and confirmed, update wallet balance</text:p>
          </table:table-cell>
          <table:table-cell table:style-name="Таблица1.A1" office:value-type="string">
            <text:p text:style-name="P35">Транзакция прошла валидацию и подтверждение, обновить баланс кошелька</text:p>
          </table:table-cell>
        </table:table-row>
        <table:table-row table:style-name="Таблица1.1">
          <table:table-cell table:style-name="Таблица1.A1" office:value-type="string">
            <text:p text:style-name="P32">Send the transaction to the Daemon</text:p>
          </table:table-cell>
          <table:table-cell table:style-name="Таблица1.A1" office:value-type="string">
            <text:p text:style-name="P35">Отправить транзакцию Daemon-программе</text:p>
          </table:table-cell>
        </table:table-row>
        <table:table-row table:style-name="Таблица1.1">
          <table:table-cell table:style-name="Таблица1.A1" office:value-type="string">
            <text:p text:style-name="P32">Construct the inputs by using real inputs + decoys and sign</text:p>
          </table:table-cell>
          <table:table-cell table:style-name="Таблица1.A1" office:value-type="string">
            <text:p text:style-name="P35">Создать входы, используя реальные входы + ложные и подписать</text:p>
          </table:table-cell>
        </table:table-row>
      </table:table>
      <text:list xml:id="list14635064526972" text:continue-list="list2596880603" text:style-name="WWNum6">
        <text:list-item>
          <text:p text:style-name="P28"><text:span text:style-name="T21">Анонимность Monero</text:span></text:p>
        </text:list-item>
      </text:list>
      <text:p text:style-name="P11"><text:span text:style-name="T16">Анонимность Monero состоит из двух частей: несвязываемости и неотслеживаемости [2]. Несвязываемость можно описать на примере двух транзакций — невозможно определить были они отправлены одному и тому же человеку или нет. А неотслеживаемость касается ряда входов и невозможности определения, какой из входов был потрачен в ходе транзакции [5]. Согласно определению, несвязываемость направлена на защиту получателя, в то время как неотслеживаемость сохраняет анонимность отправителя.</text:span></text:p>
      <text:p text:style-name="P11"><text:span text:style-name="T16">Как неотслеживаемость, так и несвязываемость включены в протокол CryptoNote в качестве основного компонента системы. Неотслеживаемость достигается путём использования кольцевых подписей. Несвязываемость обеспечивается применением одноразовых публичных ключей.</text:span></text:p>
      <text:list xml:id="list2797828940" text:style-name="WWNum4">
        <text:list-item>
          <text:p text:style-name="P16"><text:span text:style-name="T21">Кольцевая подпись</text:span></text:p>
        </text:list-item>
      </text:list>
      <text:p text:style-name="P11"><text:span text:style-name="T16">Ривест, Шамир и Тауман (</text:span><text:span text:style-name="T21">Rivest, Shamir, Tauman</text:span><text:span text:style-name="T16">) первыми предложили использовать кольцевые подписи для раскрытия секретных данных общественности [7]. Утечка секретной информации может свидетельствовать о том, что она происходит из авторитетного источника (например, из совета директоров), но лицо, которое обнародует данные, при этом может пожелать скрыть, что именно оно является источником раскрытия секретной информации. Кольцевая подпись позволяет подписать информацию, используя приватный ключ, соответствующий публичному ключу, включённому в набор публичных ключей. Никто не сможет определить, какой из публичных ключей является тем ключом, которым была подписана транзакция.</text:span></text:p>
      <text:p text:style-name="P11"><text:span text:style-name="T16">Конструкция кольцевой подписи CryptoNote была разработана на основе предшествующих исследований связываемой кольцевой подписи [8] и отслеживаемой кольцевой подписи [9]. Структура таких подписей гарантирует, что ключ, которым они подписаны, можно будет определить, если такой публичный ключ будет использован более одного раза. Эта характеристика важна для криптовалюты, так как позволяет избежать двойных трат. Двойной тратой называют случаи, когда монета (или баланс) тратится более одного раза за время своего существования. Если в случае с какой-либо криптовалютой возможна двойная трата, то монеты в такой системе не стоят ничего и не могут использоваться в среде для хранения ценностей [10].</text:span></text:p>
      <text:p text:style-name="P11"><text:soft-page-break/><text:span text:style-name="T16">Кольцевая подпись Monero формируется путём объединения нескольких существующих выходов (называемых ложными выходами или миксинами), содержащих одинаковое количество монет, в один вход. Среди этих выходов должен быть один реальный выход, который будет потрачен при транзакции. У транзакции может быть как множество входов, так и множество выходов.</text:span></text:p>
      <text:p text:style-name="P31"><text:span text:style-name="T18">Рисунок 2. Структура транзакции Monero. Множество выходов, содержащихся во входе, сформированном путём смешивания реального выхода с другими выходами.</text:span></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2">Output</text:p>
          </table:table-cell>
          <table:table-cell table:style-name="Таблица2.A1" office:value-type="string">
            <text:p text:style-name="P35">Выход</text:p>
          </table:table-cell>
        </table:table-row>
        <table:table-row table:style-name="Таблица2.1">
          <table:table-cell table:style-name="Таблица2.A1" office:value-type="string">
            <text:p text:style-name="P32">Input</text:p>
          </table:table-cell>
          <table:table-cell table:style-name="Таблица2.A1" office:value-type="string">
            <text:p text:style-name="P35">Вход</text:p>
          </table:table-cell>
        </table:table-row>
        <table:table-row table:style-name="Таблица2.1">
          <table:table-cell table:style-name="Таблица2.A1" office:value-type="string">
            <text:p text:style-name="P32">Transaction</text:p>
          </table:table-cell>
          <table:table-cell table:style-name="Таблица2.A1" office:value-type="string">
            <text:p text:style-name="P35">Транзакция</text:p>
          </table:table-cell>
        </table:table-row>
      </table:table>
      <text:p text:style-name="P13"><text:span text:style-name="T16">Целью кольцевой подписи является снижение вероятности того, что злоумышленник вычислит реальный выход среди </text:span><text:span text:style-name="T21">N</text:span><text:span text:style-name="T16">-количества других выходов. Вероятность (P) вычисления траты реального выхода во входе обозначается как 1.</text:span></text:p>
      <text:list xml:id="list14634713678166" text:continue-numbering="true" text:style-name="WWNum4">
        <text:list-item>
          <text:p text:style-name="P16"><text:span text:style-name="T21">Одноразовый публичный ключ</text:span></text:p>
        </text:list-item>
      </text:list>
      <text:p text:style-name="P11"><text:span text:style-name="T16">Одноразовый публичный ключ, используемый в соответствии с протоколом CryptoNote, некоторым образом похож на скрытый адрес, который был создан в экосистеме Bitcoin [11, 12]. При этом сценарии получатель отправляет «родительский публичный ключ» отправителю. Затем отправитель, используя секретные ключи, генерирует «дочерний публичный ключ», который включается в данные транзакции в зашифрованном формате [13].</text:span></text:p>
      <text:p text:style-name="P11"><text:span text:style-name="T16">Получатель сканирует сеть на наличие новых транзакций и вычисляет секретный ключ каждой транзакции, используя родительский приватный ключ, который есть у него. Если результат соответствует ключу получателя, то транзакция включается в кошелёк в качестве входящей.</text:span></text:p>
      <text:p text:style-name="P11"><text:span text:style-name="T16">Использование одноразового публичного ключа гарантирует, что только отправителю и получателю будет известно об отношении между родительским публичным ключом и дочерним публичным ключом, которые используются при проведении транзакции, в то время как наблюдатель не может проанализировать отношение между ними при отсутствии каких-либо дополнительных данных, даже несмотря на то, что у наблюдателя есть доступ к блокчейну.</text:span></text:p>
      <text:list xml:id="list14634247537063" text:continue-numbering="true" text:style-name="WWNum4">
        <text:list-item>
          <text:p text:style-name="P16"><text:span text:style-name="T21">Кольцевые конфиденциальные транзакции</text:span></text:p>
        </text:list-item>
      </text:list>
      <text:p text:style-name="P11"><text:span text:style-name="T16">Кольцевые конфиденциальные транзакции (RingCT) впервые были использованы в Wolfram Warptangent (версия 5) <text:s/>и стали обязательными в Helium Hydra (версия 6). В блокчейне Monero первым блоком, содержащим RingCT транзакцию, является блок под номером 1 220 517. RingCT является методом, объединяющем в себе использование кольцевых подписей и конфиденциальных транзакций [14]. Он был разработан для того, чтобы включить возможность конфиденциальных транзакций в систему Monero, которая уже использовала кольцевые подписи [15].</text:span></text:p>
      <text:p text:style-name="P11"><text:span text:style-name="T16">Целью RingCT является решение проблем ликвидности путём сокрытия суммы монет, которая содержится в публичных ключах. Основным требованием к структуре кольцевой подписи является наличие у каждого члена кольца одинаковой суммы монет, чтобы нельзя было отличить реального члена кольца от ложного.</text:span></text:p>
      <text:p text:style-name="P11"><text:span text:style-name="T16">Есть проблема ликвидности, когда пользователи не могут создать транзакцию с достаточным количеством ложных объектов и используют транзакцию с нулевыми миксинами [16]. Транзакция с нулевыми миксинами предполагает отсутствие ложных объектов. Следовательно, она отслеживаемая, так как в отличие от транзакций с ложными объектами со 100% вероятностью можно определить, какой публичный ключ тратится в транзакции с нулевыми миксинами. Так как выходы в RingCT транзакциях маркируются как выходы с нулевым количеством монет, ложные объекты могут быть выбраны среди огромного количества публичных ключей.</text:span></text:p>
      <text:list xml:id="list14633770278068" text:continue-list="list14635064526972" text:style-name="WWNum6">
        <text:list-item>
          <text:p text:style-name="P28"><text:span text:style-name="T21">k-анонимность</text:span></text:p>
        </text:list-item>
      </text:list>
      <text:p text:style-name="P11"><text:span text:style-name="T16">Термин k-анонимность используется для моделирования анонимности данных, когда информацию, содержащуюся в пределах набора K, невозможно отличить от других элементов </text:span><text:span text:style-name="T21">k</text:span><text:span text:style-name="T16">-1 набора K [17]. В кольцевой подписи, содержащей более одного элемента, анонимность каждого элемента зависит от других элементов. Таким образом, если какое-либо количество </text:span><text:span text:style-name="T21">n</text:span><text:span text:style-name="T16"> элементов </text:span><text:soft-page-break/><text:span text:style-name="T16">можно удалить из набора, обеспечивающего анонимность, каждый остающийся элемент имеет значение анонимности </text:span><text:span text:style-name="T21">k-n</text:span><text:span text:style-name="T16">.</text:span></text:p>
      <text:p text:style-name="P11"><text:span text:style-name="T16">В случае с Monero, </text:span><text:span text:style-name="T21">k</text:span><text:span text:style-name="T16">-анонимность может быть использована для определения уровня анонимности каждого входа, содержащего множество выходов в качестве ложных объектов. Анонимность реального входа зависит от неотличимости каждого объекта и количества используемых ложных объектов.</text:span></text:p>
      <text:list xml:id="list14634509917919" text:continue-numbering="true" text:style-name="WWNum6">
        <text:list-item>
          <text:p text:style-name="P28"><text:span text:style-name="T21">Модель обработки</text:span></text:p>
        </text:list-item>
      </text:list>
      <text:p text:style-name="P11"><text:span text:style-name="T16">Нами была определена следующая модель обработки Monero. Любой может видеть всю информацию, содержащуюся в блокчейне Monero. Безопасность подтверждённых транзакций зависит от модели консенсуса Monero. Мы также определяем 2 типа «атакующих»: Атакующий A и Атакующий B. Атакующий A имеет достаточно средств, чтобы создавать стандартные транзакции и изменённые транзакции, но не имеет никакого доступа к программному обеспечению криптовалютных бирж или кошельков.</text:span></text:p>
      <text:p text:style-name="P11"><text:span text:style-name="T16">Существует группа Атакующих A = [A1, A2, A3, …], вступивших в сговор с целью атаки системы, но они не доверяют друг другу. Атакующий B имеет все те же возможности, что и Атакующий A, но также он может изменять программное обеспечение криптовалютных бирж или кошельков. Также существует группа Атакующих B = [B1, B2, B3, …], вступивших в сговор, но не доверяющих друг другу. Атакующий A и Атакующий B также могут сговориться, чтобы их действия возымели наилучший результат. Атакующие реализуют все этапы предлагаемого метода. Также есть наблюдатели, которые не заинтересованы в создании транзакций, но которых привлекают результаты и последствия. Также есть пользователи, которые используют кошельки и создают транзакции, но не заинтересованы в оценке анонимности своей деятельности.</text:span></text:p>
      <text:p text:style-name="P12"/>
      <text:p text:style-name="P12"/>
      <text:p text:style-name="P12"/>
      <text:list xml:id="list14633822325615" text:continue-list="list14633301484659" text:style-name="WWNum5">
        <text:list-item>
          <text:p text:style-name="P15"><text:span text:style-name="T16">ИЗВЕСТНЫЕ АТАКИ НА АНОНИМНОСТЬ MONERO</text:span></text:p>
        </text:list-item>
      </text:list>
      <text:list xml:id="list1394555225" text:style-name="WWNum7">
        <text:list-item>
          <text:p text:style-name="P17"><text:span text:style-name="T21">Атака «</text:span><text:span text:style-name="T20">Black Marbles»</text:span></text:p>
        </text:list-item>
      </text:list>
      <text:p text:style-name="P11"><text:span text:style-name="T16">В этой статье мы используем термин «</text:span><text:span text:style-name="T17">Black Marbles Attack</text:span><text:span text:style-name="T16">» (</text:span><text:span text:style-name="T21">атака чёрными шариками</text:span><text:span text:style-name="T16">), чтобы обозначить атаку на анонимность Monero путём контроля максимально возможного количества выходов в блокчейне Monero [16]. Предполагается, что атакующий пытается контролировать большую часть выходов в блокчейне Monero. Если все выходы в блокчейне представить в виде шариков в урне, то чёрными шариками будут те выходы, которые контролируются атакующим, в то время как белыми шариками будут настоящие выходы, созданные пользователями. Урна обозначает совместно используемый леджер (блокчейн), где хранятся чёрные шарики (выходы, контролируемые атакующим) и белые шарики (настоящие выходы), которые видимы для всех наблюдателей.</text:span></text:p>
      <text:p text:style-name="P11"><text:span text:style-name="T16">Чтобы максимально увеличить эффект атаки, атакующему необходимо создать больше выходов (чёрных шариков), чтобы их количество превышало количество выходов других пользователей (белых шариков). Это можно сделать, отправляя монеты назад на собственный адрес [18]. Так как информация, касающаяся того, был потрачен выход или нет, отсутствует, атакующему необходимо постоянно добавлять большее количество чёрных шариков, чтобы повысить вероятность того, что его выходы будут использованы другими транзакциями в качестве ложных объектов.</text:span></text:p>
      <text:list xml:id="list14633946285109" text:continue-numbering="true" text:style-name="WWNum7">
        <text:list-item>
          <text:p text:style-name="P17"><text:span text:style-name="T21">Транзакция с нулевыми миксинами и каскадный эффект</text:span></text:p>
        </text:list-item>
      </text:list>
      <text:p text:style-name="P11"><text:span text:style-name="T16">В случае с Monero, транзакциями с нулевыми миксинами называются транзакции, в которых, по крайней мере, один вход не использует никаких ложных объектов или миксинов. Транзакции с нулевыми миксинами не обладают возможностями анонимности, которые обеспечивают кольцевые подписи, и поэтому любой наблюдатель может быстро отследить реального отправителя транзакции. Проблема анонимности не является проблемой только транзакций с нулевыми миксинами, но и любой другой транзакции, которая использует те же выходы, которые были потрачены в транзакции с нулевыми миксинами, в качестве своего ложного объекта.</text:span></text:p>
      <text:p text:style-name="P11"><text:soft-page-break/><text:span text:style-name="T16">Кольцевая подпись является эффективным способом правдоподобного отрицания для обеспечения неотслеживаемости в оптимальной среде: есть достаточное количество выходов, имеющих идентичные характеристики, такие как возраст и количество монет, содержащихся в выходе. К сожалению, такую среду невозможно было полноценно реализовать для Monero до тех пор, пока использование протокола RingCT не стало обязательным.</text:span></text:p>
      <text:p text:style-name="P11"><text:span text:style-name="T16">Несмотря на то, что пользователям приходилось разбивать свои транзакции в соответствии с определённым правилом деноминации, это правило никогда строго не соблюдалось. В транзакциях всё ещё можно найти уникальные суммы монет, хотя это и создаёт проблему ликвидности, когда пользователь не может найти другие выходы, содержащие точно такую же сумму монет. Для всех тех выходов, для которых пользователи не могут найти соответствие, ими создаются транзакции с нулевыми миксинами: вход содержит только реальный выход без каких-либо миксинов или ложных объектов.</text:span></text:p>
      <text:p text:style-name="P11"><text:span text:style-name="T16">Несмотря на то, что уже говорилось о том, что транзакции с нулевыми миксинами создают каскадный эффект с точки зрения анонимности других транзакций </text:span><text:span text:style-name="T17">[16, 18], новые исследования показывают, что эффект гораздо значительнее, чем ожидалось. При использовании методов, описанных в предыдущем исследовании, эффект достигает 87% [5] и 62% [6]. Это означает, что в случае, по крайней мере, более чем половины всех проанализированных входов (до введения протокола RingCT) ложные объекты можно отличить от реальных выходов.</text:span></text:p>
      <text:list xml:id="list14635311605584" text:continue-numbering="true" text:style-name="WWNum7">
        <text:list-item>
          <text:p text:style-name="P17"><text:span text:style-name="T21">Временной анализ</text:span></text:p>
        </text:list-item>
      </text:list>
      <text:p text:style-name="P11"><text:span text:style-name="T16">В результате анализа транзакций с нулевыми миксинами также было выявлено, что в большинстве случаев реальные выходы тратились как последние выходы [6]. Экстраполирование собранных данных показывает, что 80% реальных выходов, которые удалось обнаружить, являются самыми последними. Единообразная выборка миксинов, используемая системой, не смогла скрыть этих характеристик.</text:span></text:p>
      <text:p text:style-name="P11"><text:span text:style-name="T16">Для решения проблемы были предложены новые методы выборки, треугольное распределение. Протокол треугольного распределения подразумевает, что 25% всех ложных объектов должны выбираться из недавно добавленных выходов. При использовании этого метода ожидается, что результаты временного анализа обнуляются, поскольку хотя бы 1 минимум из 5 обязательных миксинов в последней версии Monero </text:span><text:span text:style-name="T17">(Helium Hydra) существует менее 5 дней.</text:span></text:p>
      <text:list xml:id="list14634619393489" text:continue-numbering="true" text:style-name="WWNum7">
        <text:list-item>
          <text:p text:style-name="P17"><text:span text:style-name="T21">Публикация приватных ключей просмотра</text:span></text:p>
        </text:list-item>
      </text:list>
      <text:p text:style-name="P11"><text:span text:style-name="T16">Приватный ключ просмотра является особенностью системы Monero, которая позволяет проверять монеты, которыми владеет пользователь. Если пользователь предоставит приватный ключ просмотра от своего кошелька аудитору, то аудитор сможет отследить каждую монету, полученную на соответствующий адрес. Несмотря на то, что приватный ключ просмотра позволяет осуществлять подобные действия. Аудитор не сможет украсть монеты у пользователя, используя такой ключ. Также аудитор не сможет проверить, были потрачены монеты или нет.</text:span></text:p>
      <text:p text:style-name="P11"><text:span text:style-name="T16">Приватный ключ просмотра также может использоваться для организации атаки на функцию несвязываемости Monero. Предполагается, что анонимность пользователя зависит от анонимности других пользователей. Приватные ключи просмотра могут быть использованы для того, чтобы отличить выходы, отправленные владельцу приватных ключей просмотра, от выходов, отправленных обратно отправителю (сдачи). Несмотря на то, что приватный ключ просмотра можно использовать для определения всех выходов, направленных на адрес приватного ключа просмотра, он не позволяет определить, были или нет потрачены выходы при помощи соответствующего приватного ключа траты.</text:span></text:p>
      <text:p text:style-name="P31"><text:span text:style-name="T18">Рисунок 3. Приватный ключ просмотра позволяет определить все входящие выходы (платежи), приватный ключ просмотра также позволяет определить выходы, отправленные на соответствующий адрес, путём сканирования всех транзакций в блокчейне.</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2">Input</text:p>
          </table:table-cell>
          <table:table-cell table:style-name="Таблица3.A1" office:value-type="string">
            <text:p text:style-name="P35">Вход</text:p>
          </table:table-cell>
        </table:table-row>
        <table:table-row table:style-name="Таблица3.1">
          <table:table-cell table:style-name="Таблица3.A1" office:value-type="string">
            <text:p text:style-name="P32">Transaction</text:p>
          </table:table-cell>
          <table:table-cell table:style-name="Таблица3.A1" office:value-type="string">
            <text:p text:style-name="P35">Транзакция</text:p>
          </table:table-cell>
        </table:table-row>
        <table:table-row table:style-name="Таблица3.1">
          <table:table-cell table:style-name="Таблица3.A1" office:value-type="string">
            <text:p text:style-name="P32">Output</text:p>
          </table:table-cell>
          <table:table-cell table:style-name="Таблица3.A1" office:value-type="string">
            <text:p text:style-name="P35">Выход</text:p>
          </table:table-cell>
        </table:table-row>
        <table:table-row table:style-name="Таблица3.1">
          <table:table-cell table:style-name="Таблица3.A1" office:value-type="string">
            <text:p text:style-name="P32">Private Viewkey</text:p>
          </table:table-cell>
          <table:table-cell table:style-name="Таблица3.A1" office:value-type="string">
            <text:p text:style-name="P35">Приватный ключ просмотра</text:p>
          </table:table-cell>
        </table:table-row>
      </table:table>
      <text:p text:style-name="P13"><text:soft-page-break/><text:span text:style-name="T16">Приватный ключ просмотра считается скорее преимуществом, а не недостатком. Он в основном используется в случаях, требующих соблюдения определённых правил, например, при проведении аудита или при работе с благотворительными организациями [19]. Вместе с тем после аудита невозможно восстановить несвязываемость, не создав нового адреса и не переместив всех средств на этот новый адрес.</text:span></text:p>
      <text:list xml:id="list14634237220768" text:continue-numbering="true" text:style-name="WWNum7">
        <text:list-item>
          <text:p text:style-name="P17"><text:span text:style-name="T21">Сравнение предлагаемой нами схемы атаки с уже существующими</text:span></text:p>
        </text:list-item>
      </text:list>
      <text:p text:style-name="P11"><text:span text:style-name="T16">При проведении атаки Black Marbles предполагается, что атакующий создаёт новые выходы путём создания транзакций, соответствующих количеству выходов, созданных другими пользователями. Чем больше выходов у атакующего, тем выше вероятность того, что он понизит уровень анонимности других пользователей. Этот тип атаки можно реализовать исключительно индивидуально. Или же, если атака координируется несколькими атакующими, каждому из них придётся доверять другому атакующему при определении того, является ли выход результатом атаки или нет. Атаку Black Marbles также можно комбинировать с публикацией приватных ключей просмотра и направлять транзакции на адрес атакующего. Но при этом транзакции не служат какой-либо другой цели, а следовательно, комиссии, выплачиваемые майнерам, тратятся впустую.</text:span></text:p>
      <text:p text:style-name="P11"><text:span text:style-name="T16">А отличие от Black Marbles, предлагаемая нами схема атаки лучше тем, что сценарий атаки несколькими атакующими скоординирован. Каждый атакующий проводит атаку, а её результат также может быть оценён другими атакующими без использования какой-либо другой информации, такой как приватные ключи просмотра. При использовании предлагаемой нами схемы, транзакцию не нужно направлять на свой собственный адрес, а следовательно, её просто реализовать в существующих онлайн сервисах, таких как биржи или кошельки. Биржи и кошельки не требуют каких-либо дополнительных комиссий, так как им придётся просто реализовать метод в системе и преобразовать свои обычные транзакции в «тёмные» транзакции, у которых будет ослаблен только уровень анонимности.</text:span></text:p>
      <text:p text:style-name="P11"><text:span text:style-name="T16">Предлагаемая нами схема атаки не опирается на наличие транзакций с нулевыми миксинами, так как такой метод устарел после обновления Monero, то есть после введения RingCT и обязательного минимального количества миксинов. На этапе настройки воспроизводится подобное воздействие транзакции с нулевыми миксинами, а на этапе атаки воспроизводится каскадный эффект транзакции с нулевыми миксинами.</text:span></text:p>
      <text:p text:style-name="P11"><text:span text:style-name="T16">Предлагаемая нами схема атаки ещё более эффективна, если её использовать с системой, использующей протокол RingCT, так как атакующему не приходится атаковать множество монет с разным достоинством, а можно сосредоточиться на одной. Более того, RingCT позволяет атакующему использовать небольшое количество монет. Система не может обнаружить количество отправленных монет, поэтому атакующий отправляет 0 монет, и система принимает это.</text:span></text:p>
      <text:p text:style-name="P11"><text:span text:style-name="T16">Наша схема атаки демонстрирует более высокий уровень точности, если сравнивать её с временным анализом. При временном анализе атака зависит от того, как выбираются ложные объекты среди всех доступных выходов в системе. Если алгоритм выбора оптимален, временной анализ не позволяет определить был ли во входе потрачен реальный выход. При использовании нашей схемы атаки реальный выход определяется со 100% точностью. Краткое сравнение приводится в таблице I.</text:span></text:p>
      <text:p text:style-name="P12"/>
      <text:p text:style-name="P31"><text:span text:style-name="T16">ТАБЛИЦА I. СРАВНЕНИЕ МЕТОДОВ АТАКИ</text:span></text:p>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B"/>
        <table:table-column table:style-name="Таблица4.F"/>
        <table:table-row table:style-name="Таблица4.1">
          <table:table-cell table:style-name="Таблица4.A1" office:value-type="string">
            <text:p text:style-name="P33">Факторы</text:p>
          </table:table-cell>
          <table:table-cell table:style-name="Таблица4.B1" office:value-type="string">
            <text:p text:style-name="P2">M</text:p>
          </table:table-cell>
          <table:table-cell table:style-name="Таблица4.B1" office:value-type="string">
            <text:p text:style-name="P2">M</text:p>
          </table:table-cell>
          <table:table-cell table:style-name="Таблица4.B1" office:value-type="string">
            <text:p text:style-name="P2">A</text:p>
          </table:table-cell>
          <table:table-cell table:style-name="Таблица4.B1" office:value-type="string">
            <text:p text:style-name="P2">PV</text:p>
          </table:table-cell>
          <table:table-cell table:style-name="Таблица4.B1" office:value-type="string">
            <text:p text:style-name="P2">Urs</text:p>
          </table:table-cell>
        </table:table-row>
        <table:table-row table:style-name="Таблица4.1">
          <table:table-cell table:style-name="Таблица4.A1" office:value-type="string">
            <text:p text:style-name="P34">Взаимодействие атакующих</text:p>
          </table:table-cell>
          <table:table-cell table:style-name="Таблица4.B1" office:value-type="string">
            <text:p text:style-name="P2"/>
          </table:table-cell>
          <table:table-cell table:style-name="Таблица4.B1" office:value-type="string">
            <text:p text:style-name="P2"/>
          </table:table-cell>
          <table:table-cell table:style-name="Таблица4.B1" office:value-type="string">
            <text:p text:style-name="P2"/>
          </table:table-cell>
          <table:table-cell table:style-name="Таблица4.B1" office:value-type="string">
            <text:p text:style-name="P2"/>
          </table:table-cell>
          <table:table-cell table:style-name="Таблица4.B1" office:value-type="string">
            <text:p text:style-name="P2"/>
          </table:table-cell>
        </table:table-row>
        <table:table-row table:style-name="Таблица4.1">
          <table:table-cell table:style-name="Таблица4.A1" office:value-type="string">
            <text:p text:style-name="P34">Отсутствие в необходимости дополнительных меток</text:p>
          </table:table-cell>
          <table:table-cell table:style-name="Таблица4.B1" office:value-type="string">
            <text:p text:style-name="P2"/>
          </table:table-cell>
          <table:table-cell table:style-name="Таблица4.B1" office:value-type="string">
            <text:p text:style-name="P2"/>
          </table:table-cell>
          <table:table-cell table:style-name="Таблица4.B1" office:value-type="string">
            <text:p text:style-name="P2"/>
          </table:table-cell>
          <table:table-cell table:style-name="Таблица4.B1" office:value-type="string">
            <text:p text:style-name="P2"/>
          </table:table-cell>
          <table:table-cell table:style-name="Таблица4.B1" office:value-type="string">
            <text:p text:style-name="P2"/>
          </table:table-cell>
        </table:table-row>
        <table:table-row table:style-name="Таблица4.1">
          <table:table-cell table:style-name="Таблица4.A1" office:value-type="string">
            <text:p text:style-name="P34">Устойчивость к протоколу RingCT</text:p>
          </table:table-cell>
          <table:table-cell table:style-name="Таблица4.B1" office:value-type="string">
            <text:p text:style-name="P2"/>
          </table:table-cell>
          <table:table-cell table:style-name="Таблица4.B1" office:value-type="string">
            <text:p text:style-name="P2"/>
          </table:table-cell>
          <table:table-cell table:style-name="Таблица4.B1" office:value-type="string">
            <text:p text:style-name="P2"/>
          </table:table-cell>
          <table:table-cell table:style-name="Таблица4.B1" office:value-type="string">
            <text:p text:style-name="P2"/>
          </table:table-cell>
          <table:table-cell table:style-name="Таблица4.B1" office:value-type="string">
            <text:p text:style-name="P2"/>
          </table:table-cell>
        </table:table-row>
        <table:table-row table:style-name="Таблица4.1">
          <table:table-cell table:style-name="Таблица4.A1" office:value-type="string">
            <text:p text:style-name="P34">Минимальная сопротивляемость миксинам</text:p>
          </table:table-cell>
          <table:table-cell table:style-name="Таблица4.B1" office:value-type="string">
            <text:p text:style-name="P2"/>
          </table:table-cell>
          <table:table-cell table:style-name="Таблица4.B1" office:value-type="string">
            <text:p text:style-name="P2"/>
          </table:table-cell>
          <table:table-cell table:style-name="Таблица4.B1" office:value-type="string">
            <text:p text:style-name="P2"/>
          </table:table-cell>
          <table:table-cell table:style-name="Таблица4.B1" office:value-type="string">
            <text:p text:style-name="P2"/>
          </table:table-cell>
          <table:table-cell table:style-name="Таблица4.B1" office:value-type="string">
            <text:p text:style-name="P2"/>
          </table:table-cell>
        </table:table-row>
        <table:table-row table:style-name="Таблица4.1">
          <table:table-cell table:style-name="Таблица4.A1" office:value-type="string">
            <text:p text:style-name="P34">Точность при определении реальных выходов</text:p>
          </table:table-cell>
          <table:table-cell table:style-name="Таблица4.B1" office:value-type="string">
            <text:p text:style-name="P2"/>
          </table:table-cell>
          <table:table-cell table:style-name="Таблица4.B1" office:value-type="string">
            <text:p text:style-name="P2"/>
          </table:table-cell>
          <table:table-cell table:style-name="Таблица4.B1" office:value-type="string">
            <text:p text:style-name="P2"/>
          </table:table-cell>
          <table:table-cell table:style-name="Таблица4.B1" office:value-type="string">
            <text:p text:style-name="P2"/>
          </table:table-cell>
          <table:table-cell table:style-name="Таблица4.B1" office:value-type="string">
            <text:p text:style-name="P2"/>
          </table:table-cell>
        </table:table-row>
      </table:table>
      <text:list xml:id="list14634032331938" text:continue-list="list14633822325615" text:style-name="WWNum5">
        <text:list-item>
          <text:p text:style-name="P15"><text:span text:style-name="T16">ПРЕДЛАГАЕМАЯ НАМИ СХЕМА АТАКИ</text:span></text:p>
        </text:list-item>
      </text:list>
      <text:list xml:id="list2622926699" text:style-name="WWNum8">
        <text:list-item>
          <text:p text:style-name="P18"><text:span text:style-name="T21">Обзор</text:span></text:p>
        </text:list-item>
      </text:list>
      <text:p text:style-name="P11"><text:soft-page-break/><text:span text:style-name="T16">Предлагаемая нами схема атаки использует мягкость daemon-программы Monero в отношении создания транзакций кошельком Monero. Monerod проверяет только действительность транзакции, передаваемой на сервер. При этом транзакции должны иметь правильный баланс и действительные цифровые подписи. Построение кольца во время создания цифровой подписи полностью обрабатывается кошельком. Daemon-программа Monero помогает кошельку, предоставляя информацию публичных ключей, основанную на индексах, взятых кошельком.</text:span></text:p>
      <text:p text:style-name="P11"><text:span text:style-name="T16">На основе данной информации можно построить вредоносную транзакцию и понизить уровень </text:span><text:span text:style-name="T21">k</text:span><text:span text:style-name="T16">-анонимности или даже деанонимизировать транзакции Monero. Воздействие будет подобным каскадному эффекту, как при использовании транзакций с нулевыми миксинами.</text:span></text:p>
      <text:list xml:id="list14634973248083" text:continue-numbering="true" text:style-name="WWNum8">
        <text:list-item>
          <text:p text:style-name="P18"><text:span text:style-name="T21">Предлагаемый метод</text:span></text:p>
        </text:list-item>
      </text:list>
      <text:p text:style-name="P11"><text:span text:style-name="T16">Предлагаемая схема атаки делится на три этапа: подготовка, настройка и сама атака. Реализация этапа атаки возможна с применением двух методов: пассивного и активного. Каждый этап более подробно рассмотрен ниже.</text:span></text:p>
      <text:list xml:id="list3574913586" text:style-name="WWNum9">
        <text:list-item>
          <text:p text:style-name="P22"><text:span text:style-name="T21">Этап подготовки</text:span></text:p>
        </text:list-item>
      </text:list>
      <text:p text:style-name="P11"><text:span text:style-name="T16">Для проведения каждой атаки атакующему необходимо некоторое количество непотраченных выходов. Количество выходов зависит от минимального размера кольца </text:span><text:span text:style-name="T21">r</text:span><text:span text:style-name="T16">, соответствующего требованиям системы Monero. Шестая версия (Helium Hydra) предполагает, что минимальный размер кольца </text:span><text:span text:style-name="T21">r</text:span><text:span text:style-name="T16"> равен пяти, поэтому минимальное количество выходов, необходимое атакующему, также равно пяти. Целью этапа подготовки является сбор непотраченных выходов, которые потом будут потрачены на этапе настройки. Если количество выходов, которые есть в наличии у атакующего, превышает минимальный размер кольца, но при этом оно меньше, чем кратные значения </text:span><text:span text:style-name="T21">r</text:span><text:span text:style-name="T16">, то остающиеся выходы можно будет использовать на этапе атаки.</text:span></text:p>
      <text:p text:style-name="P11"><text:span text:style-name="T16">При работе с протоколом RingCT необходимость в одинаковом количестве монет для каждого выхода отсутствует. Следовательно, атакующий может использовать небольшое количество монет, распределённое среди множества выходов. Это означает, что атакующий может сосредоточиться только на выплате комиссий за транзакции, не имея каких-либо отложенных на всякий случай монет.</text:span></text:p>
      <text:p text:style-name="P11"><text:span text:style-name="T16">Количество тредов, создаваемых атакующим, зависит от типа атаки, который он собирается использовать. Если атакующий намерен использовать пассивный тип атаки, то ему нужно создать максимально возможное количество тредов. Успех атаки зависит от количества тредов, созданных атакующим, в то время как при активной атаке, атакующем достаточно создать всего один тред. Выходы будут использоваться повторно с последующими транзакциями, что не снизит эффективность атаки, но может вызвать подозрения, когда один и тот же выход будет использован множество раз.</text:span></text:p>
      <text:list xml:id="list14633832763057" text:continue-numbering="true" text:style-name="WWNum9">
        <text:list-item>
          <text:p text:style-name="P22"><text:span text:style-name="T21">Этап настройки</text:span></text:p>
        </text:list-item>
      </text:list>
      <text:p text:style-name="P11"><text:span text:style-name="T16">На этом этапе необходимо создать точное количество входов </text:span><text:span text:style-name="T21">r</text:span><text:span text:style-name="T16"> для каждого треда атаки. Это означает, что атакующим будет создано </text:span><text:span text:style-name="T21">r</text:span><text:span text:style-name="T16"> кольцевых подписей. Каждая кольцевая подпись будет тратить выход транзакции, который имеется у атакующего. Допустим, что ряд </text:span><text:span text:style-name="T21">l</text:span><text:span text:style-name="T16"> публичных ключей </text:span><text:span text:style-name="T21">L</text:span><text:span text:style-name="T16"> = [PK</text:span><text:span text:style-name="T27">A</text:span><text:span text:style-name="T16">, PK</text:span><text:span text:style-name="T27">B</text:span><text:span text:style-name="T16">, PK</text:span><text:span text:style-name="T27">C</text:span><text:span text:style-name="T16">, PK</text:span><text:span text:style-name="T27">D</text:span><text:span text:style-name="T16">, PK</text:span><text:span text:style-name="T27">E</text:span><text:span text:style-name="T16">, …], а их пары образов секретных ключей </text:span><text:span text:style-name="T21">K</text:span><text:span text:style-name="T16"> = [I</text:span><text:span text:style-name="T27">A</text:span><text:span text:style-name="T16">, I</text:span><text:span text:style-name="T27">B</text:span><text:span text:style-name="T16">, I</text:span><text:span text:style-name="T27">C</text:span><text:span text:style-name="T16">, I</text:span><text:span text:style-name="T27">D</text:span><text:span text:style-name="T16">, I</text:span><text:span text:style-name="T27">E</text:span><text:span text:style-name="T16">, …]. Количество публичных ключей в L равно </text:span><text:span text:style-name="T21">r</text:span><text:span text:style-name="T16">. Ложные объекты для каждой кольцевой подписи выбираются из </text:span><text:span text:style-name="T21">L</text:span><text:span text:style-name="T16">, как показано на рисунке 4.</text:span></text:p>
      <text:p text:style-name="P11"><text:span text:style-name="T16">Входы могут быть включены в транзакцию или во множество транзакций, но с точки зрения затрат выгоднее иметь </text:span><text:span text:style-name="T21">r</text:span><text:span text:style-name="T16"> входов в одну транзакцию. Этап настройки имеет эффект подобный использованию транзакции с нулевыми миксинами, но с одним отличием. При проведении транзакции с нулевыми миксинами любой может точно определить, какой из входов тратит выход. На этом этапе настройки невозможно определить точный вход, который тратит определённый выход. Мы можем только сказать, что все входы на этапе настройки тратят все члены </text:span><text:span text:style-name="T21">L</text:span><text:span text:style-name="T16">, независимо от того, какой из входов какой выход тратит. Целью этапа настройки является обнуление вероятности того, что другими транзакциями будет потрачен какой-либо из членов </text:span><text:span text:style-name="T21">L</text:span><text:span text:style-name="T16">.</text:span></text:p>
      <text:p text:style-name="P31"><text:span text:style-name="T18">Рисунок 4. Этап настройки (r = 5)</text:span></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2">Ring Signature</text:p>
          </table:table-cell>
          <table:table-cell table:style-name="Таблица5.A1" office:value-type="string">
            <text:p text:style-name="P35">Кольцевая подпись</text:p>
          </table:table-cell>
        </table:table-row>
        <text:soft-page-break/>
        <table:table-row table:style-name="Таблица5.1">
          <table:table-cell table:style-name="Таблица5.A1" office:value-type="string">
            <text:p text:style-name="P32">Signer’s Public Key</text:p>
          </table:table-cell>
          <table:table-cell table:style-name="Таблица5.A1" office:value-type="string">
            <text:p text:style-name="P35">Публичный ключ подписывающего</text:p>
          </table:table-cell>
        </table:table-row>
        <table:table-row table:style-name="Таблица5.1">
          <table:table-cell table:style-name="Таблица5.A1" office:value-type="string">
            <text:p text:style-name="P32">Signer’s Hidden Private Key (Key Image)</text:p>
          </table:table-cell>
          <table:table-cell table:style-name="Таблица5.A1" office:value-type="string">
            <text:p text:style-name="P35">Скрытый приватный ключ подписывающего (образ ключа)</text:p>
          </table:table-cell>
        </table:table-row>
      </table:table>
      <text:p text:style-name="P13"><text:span text:style-name="T16">Если атакующий не создаёт r входов, где все выходы являются членами L, то требование к воссозданию эффекта транзакции с нулевыми миксинами не выполняется. Другие обозреватели не могут определить, были или нет потрачены входы, и поэтому этап атаки не может быть реализован.</text:span></text:p>
      <text:list xml:id="list14634934024464" text:continue-numbering="true" text:style-name="WWNum9">
        <text:list-item>
          <text:p text:style-name="P22"><text:span text:style-name="T21">Этап атаки</text:span></text:p>
        </text:list-item>
      </text:list>
      <text:p text:style-name="P11"><text:span text:style-name="T16">Существуют два типа атаки, которые можно использовать: пассивная атака и активная атака. Каждый тип атаки имеет свои цели и различные методы реализации. Оба типа описаны ниже.</text:span></text:p>
      <text:p text:style-name="P31"><text:span text:style-name="T18">Рисунок 5. Пассивная атака</text:span></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2">Ring Signature</text:p>
          </table:table-cell>
          <table:table-cell table:style-name="Таблица6.A1" office:value-type="string">
            <text:p text:style-name="P35">Кольцевая подпись</text:p>
          </table:table-cell>
        </table:table-row>
        <table:table-row table:style-name="Таблица6.1">
          <table:table-cell table:style-name="Таблица6.A1" office:value-type="string">
            <text:p text:style-name="P32">A New Transaction TX<text:span text:style-name="T26">F</text:span></text:p>
          </table:table-cell>
          <table:table-cell table:style-name="Таблица6.A1" office:value-type="string">
            <text:p text:style-name="P35">Новая транзакция TX<text:span text:style-name="T26">F</text:span></text:p>
          </table:table-cell>
        </table:table-row>
        <table:table-row table:style-name="Таблица6.1">
          <table:table-cell table:style-name="Таблица6.A1" office:value-type="string">
            <text:p text:style-name="P32">Spent</text:p>
          </table:table-cell>
          <table:table-cell table:style-name="Таблица6.A1" office:value-type="string">
            <text:p text:style-name="P35">Потрачены</text:p>
          </table:table-cell>
        </table:table-row>
        <table:table-row table:style-name="Таблица6.1">
          <table:table-cell table:style-name="Таблица6.A1" office:value-type="string">
            <text:p text:style-name="P32">Reduced k-anonymity by 2</text:p>
          </table:table-cell>
          <table:table-cell table:style-name="Таблица6.A1" office:value-type="string">
            <text:p text:style-name="P35">Сниженный на 2 уровень k-анонимности</text:p>
          </table:table-cell>
        </table:table-row>
      </table:table>
      <text:p text:style-name="P13"><text:span text:style-name="T22">Пассивная атака</text:span><text:span text:style-name="T16">. Цель пассивной атаки состоит в том, чтобы потраченные на этапе настройки выходы (члены </text:span><text:span text:style-name="T21">L</text:span><text:span text:style-name="T16">) были использованы другими пользователями во множестве транзакций. Если это произойдёт, наблюдатель пропустит публичные ключи, так как они были потрачены в транзакциях на этапе настройки, а публичные ключи не могут быть повторно использованы в каких-либо других транзакциях. Эти транзакции имеют сниженный уровень </text:span><text:span text:style-name="T21">k</text:span><text:span text:style-name="T16">-анонимности. Степень снижения уровня </text:span><text:span text:style-name="T21">k</text:span><text:span text:style-name="T16">-анонимности зависит от количества ложных объектов, поступающих из транзакций на этапе настройки. Пример, показанный на рисунке 5, иллюстрирует снижение уровня анонимности на 2 в соответствии с количеством публичных ключей, использованных в качестве ложных объектов.</text:span></text:p>
      <text:p text:style-name="P11"><text:span text:style-name="T22">Активная атака</text:span><text:span text:style-name="T16">. Допустим, атакующим B была запущена вредоносная служба кошелька Monero. Целью кошелька является не хищение монет пользователей, а обеспечение отслеживаемости транзакций. Кошельку известны публичные ключи </text:span><text:span text:style-name="T21">L</text:span><text:span text:style-name="T16">, и он использует их в качестве ложных объектов в кольцевой подписи, как показано на рисунке 6.</text:span></text:p>
      <text:p text:style-name="P11"><text:span text:style-name="T16">Активная атака эффективна, если направлена на выходы других пользователей, особенно если протокол атаки реализован в кошельке. Пользователь может не определить вредоносное поведение кошелька, так как транзакции будут по-прежнему создаваться успешно.</text:span></text:p>
      <text:p text:style-name="P31"><text:span text:style-name="T18">Рисунок 6. Активная атака</text:span></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2">Existing Transactions: TX<text:span text:style-name="T26">A</text:span>, TX<text:span text:style-name="T26">B</text:span>, TX<text:span text:style-name="T26">C</text:span>, TX<text:span text:style-name="T26">D</text:span>, TX<text:span text:style-name="T26">E</text:span></text:p>
          </table:table-cell>
          <table:table-cell table:style-name="Таблица7.A1" office:value-type="string">
            <text:p text:style-name="P35">Существующие транзакции TX<text:span text:style-name="T26">A</text:span>, TX<text:span text:style-name="T26">B</text:span>, TX<text:span text:style-name="T26">C</text:span>, TX<text:span text:style-name="T26">D</text:span>, TX<text:span text:style-name="T26">E</text:span></text:p>
          </table:table-cell>
        </table:table-row>
        <table:table-row table:style-name="Таблица7.1">
          <table:table-cell table:style-name="Таблица7.A1" office:value-type="string">
            <text:p text:style-name="P32">Ring Signature</text:p>
          </table:table-cell>
          <table:table-cell table:style-name="Таблица7.A1" office:value-type="string">
            <text:p text:style-name="P35">Кольцевая подпись</text:p>
          </table:table-cell>
        </table:table-row>
        <table:table-row table:style-name="Таблица7.1">
          <table:table-cell table:style-name="Таблица7.A1" office:value-type="string">
            <text:p text:style-name="P32">A Malicious Wallet</text:p>
          </table:table-cell>
          <table:table-cell table:style-name="Таблица7.A1" office:value-type="string">
            <text:p text:style-name="P35">Вредоносный кошелёк</text:p>
          </table:table-cell>
        </table:table-row>
        <table:table-row table:style-name="Таблица7.1">
          <table:table-cell table:style-name="Таблица7.A1" office:value-type="string">
            <text:p text:style-name="P32">A New Transaction TX<text:span text:style-name="T26">F</text:span></text:p>
          </table:table-cell>
          <table:table-cell table:style-name="Таблица7.A1" office:value-type="string">
            <text:p text:style-name="P35">Новая транзакция TX<text:span text:style-name="T26">F</text:span></text:p>
          </table:table-cell>
        </table:table-row>
        <table:table-row table:style-name="Таблица7.1">
          <table:table-cell table:style-name="Таблица7.A1" office:value-type="string">
            <text:p text:style-name="P32">Public Key being spent in the transaction</text:p>
          </table:table-cell>
          <table:table-cell table:style-name="Таблица7.A1" office:value-type="string">
            <text:p text:style-name="P35">Публичный ключ, который тратится при транзакции</text:p>
          </table:table-cell>
        </table:table-row>
      </table:table>
      <text:p text:style-name="P13"><text:span text:style-name="T16">Разница между пассивной и активной атаками состоит в том, что в случае пассивной атаки атакующий проводит грубую атаку, чтобы снизить уровень анонимности другой транзакции, </text:span><text:bookmark-start text:name="__DdeLink__1118_2022362127"/><text:span text:style-name="T16">в то время как</text:span><text:bookmark-end text:name="__DdeLink__1118_2022362127"/><text:span text:style-name="T16"> при активной атаке атакующий может полностью деанонимизировать входы. При пассивной атаке необходимость в настройке каких-либо сервисов (биржевых или сервисов кошелька) отсутствует, в то время как при проведении активной атаки сервисы используются и атакуются только теми пользователями, которые используют такие сервисы.</text:span></text:p>
      <text:list xml:id="list14634791317858" text:continue-list="list14634032331938" text:style-name="WWNum5">
        <text:list-item>
          <text:p text:style-name="P15"><text:span text:style-name="T16">ОЦЕНКА</text:span></text:p>
        </text:list-item>
      </text:list>
      <text:list xml:id="list2286121081" text:style-name="WWNum10">
        <text:list-item>
          <text:p text:style-name="P19"><text:span text:style-name="T21">Доказательство концепции</text:span></text:p>
        </text:list-item>
      </text:list>
      <text:p text:style-name="P11"><text:span text:style-name="T16">Для доказательства концепции предлагаемой нами схемы атаки был реализован этап подготовки, этап настройки и этап пассивной атаки. Нами был изменён исходный код Monero, чтобы создать вредоносный кошелёк, который смог бы создавать транзакции, соответствующие нашей схеме, в частности, simplewallet.cpp и wallet2.cpp. Схема нашего кошелька показана на рисунке 7.</text:span></text:p>
      <text:p text:style-name="P12"/>
      <text:p text:style-name="P12"><text:soft-page-break/></text:p>
      <text:list xml:id="list488322342" text:style-name="WWNum11">
        <text:list-item>
          <text:p text:style-name="P20"><text:span text:style-name="T21">Этап подготовки</text:span></text:p>
        </text:list-item>
      </text:list>
      <text:p text:style-name="P11"><text:span text:style-name="T16">Вместо нормального использования протокола при сборе индексов из гистограммных данных, мы берём индексы из публичных ключей, сохранённых в нашем собственном кошельке. Следовательно, так как кошелёк также хранит глобальные индексы для каждого выхода, нет никакой необходимости в запросе данных у daemon-программы, так как кошелёк сам выполнит все необходимые требования.</text:span></text:p>
      <text:p text:style-name="P11"><text:span text:style-name="T16">Нами были успешно реализованы этапы подготовки и настройки в основной сети Monero. Этап настройки был выполнен в один тред при </text:span><text:span text:style-name="T21">r</text:span><text:span text:style-name="T16"> = 5. На этапе подготовки использовался следующие идентификатор:</text:span></text:p>
      <text:p text:style-name="P11"><text:span text:style-name="T16">b6781f2a6f5608553546442b84888346fdc3f78dd8995170180ed74081c05362</text:span></text:p>
      <text:list xml:id="list14634208282783" text:continue-numbering="true" text:style-name="WWNum11">
        <text:list-item>
          <text:p text:style-name="P20"><text:span text:style-name="T21">Этап настройки</text:span></text:p>
        </text:list-item>
      </text:list>
      <text:p text:style-name="P11"><text:span text:style-name="T16">А в этапе настройки мы использовали следующий идентификатор:</text:span></text:p>
      <text:p text:style-name="P11"><text:span text:style-name="T16">8d4a0c7eccf92542eb5e1f09e72cc0d934b180b768bc95388d33051db83194bb</text:span></text:p>
      <text:p text:style-name="P31"><text:span text:style-name="T18">Рисунок 7. Схема транзакции атаки</text:span></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32">Start</text:p>
          </table:table-cell>
          <table:table-cell table:style-name="Таблица8.A1" office:value-type="string">
            <text:p text:style-name="P35">Начало</text:p>
          </table:table-cell>
        </table:table-row>
        <table:table-row table:style-name="Таблица8.1">
          <table:table-cell table:style-name="Таблица8.A1" office:value-type="string">
            <text:p text:style-name="P32">Compute required coins + fee, check balance</text:p>
          </table:table-cell>
          <table:table-cell table:style-name="Таблица8.A1" office:value-type="string">
            <text:p text:style-name="P35">Вычислить необходимые монеты + комиссию, проверить баланс</text:p>
          </table:table-cell>
        </table:table-row>
        <table:table-row table:style-name="Таблица8.1">
          <table:table-cell table:style-name="Таблица8.A1" office:value-type="string">
            <text:p text:style-name="P32">Construct a list of unspent outputs</text:p>
          </table:table-cell>
          <table:table-cell table:style-name="Таблица8.A1" office:value-type="string">
            <text:p text:style-name="P35">Построить список непотраченных выходов</text:p>
          </table:table-cell>
        </table:table-row>
        <table:table-row table:style-name="Таблица8.1">
          <table:table-cell table:style-name="Таблица8.A1" office:value-type="string">
            <text:p text:style-name="P32">Pick indexes from Histogram</text:p>
          </table:table-cell>
          <table:table-cell table:style-name="Таблица8.A1" office:value-type="string">
            <text:p text:style-name="P35">Взять индексы из гистограммы</text:p>
          </table:table-cell>
        </table:table-row>
        <table:table-row table:style-name="Таблица8.1">
          <table:table-cell table:style-name="Таблица8.A1" office:value-type="string">
            <text:p text:style-name="P32">No request to Daemon is required</text:p>
          </table:table-cell>
          <table:table-cell table:style-name="Таблица8.A1" office:value-type="string">
            <text:p text:style-name="P35">В запросе Daemon-программы нет необходимости</text:p>
          </table:table-cell>
        </table:table-row>
        <table:table-row table:style-name="Таблица8.1">
          <table:table-cell table:style-name="Таблица8.A1" office:value-type="string">
            <text:p text:style-name="P32">Finish</text:p>
          </table:table-cell>
          <table:table-cell table:style-name="Таблица8.A1" office:value-type="string">
            <text:p text:style-name="P35">Конец</text:p>
          </table:table-cell>
        </table:table-row>
        <table:table-row table:style-name="Таблица8.1">
          <table:table-cell table:style-name="Таблица8.A1" office:value-type="string">
            <text:p text:style-name="P32">Transaction validated and confirmed, update wallet balance</text:p>
          </table:table-cell>
          <table:table-cell table:style-name="Таблица8.A1" office:value-type="string">
            <text:p text:style-name="P35">Транзакция прошла валидацию и подтверждение, обновить баланс кошелька</text:p>
          </table:table-cell>
        </table:table-row>
        <table:table-row table:style-name="Таблица8.1">
          <table:table-cell table:style-name="Таблица8.A1" office:value-type="string">
            <text:p text:style-name="P32">Send the transaction to the Daemon</text:p>
          </table:table-cell>
          <table:table-cell table:style-name="Таблица8.A1" office:value-type="string">
            <text:p text:style-name="P35">Отправить транзакцию Daemon-программе</text:p>
          </table:table-cell>
        </table:table-row>
        <table:table-row table:style-name="Таблица8.1">
          <table:table-cell table:style-name="Таблица8.A1" office:value-type="string">
            <text:p text:style-name="P32">Construct the inputs by using real inputs + decoys and sign</text:p>
          </table:table-cell>
          <table:table-cell table:style-name="Таблица8.A1" office:value-type="string">
            <text:p text:style-name="P35">Создать входы, используя реальные входы + ложные и подписать</text:p>
          </table:table-cell>
        </table:table-row>
      </table:table>
      <text:list xml:id="list14634081725232" text:continue-numbering="true" text:style-name="WWNum11">
        <text:list-item>
          <text:p text:style-name="P20"><text:span text:style-name="T21">Этап пассивной атаки</text:span></text:p>
        </text:list-item>
      </text:list>
      <text:p text:style-name="P11"><text:span text:style-name="T16">На этапе настройки нами были установлены 5 публичных ключей, которые можно определить как потраченные при проведении транзакции. Эти ключи были взяты 12 другими входами в качестве одного из своих ложных объектов. Это означает, что используя наши 5 публичных ключей, мы можем снизить уровень анонимности других 12 входов на 1. Успешность подтверждения транзакции в блокчейне Monero на этапе настройки доказывает, что система не проверяет структуру кольцевой подписи. Нами не был реализован этап активной атаки, так как создание транзакции на этапе активной атаки не представляет особого интереса. Количество транзакций, на которых будет оказано влияние, в реальности зависит от других пользователей, а потраченные выходы можно по-прежнему брать в качестве ложных объектов гораздо позже того, как вредоносные транзакции будут подтверждены в блокчейне из-за метода произвольной выборки, который используется Monero.</text:span></text:p>
      <text:p text:style-name="P11"><text:span text:style-name="T16">Чтобы увидеть, был ли наш метод использован в системе Monero, нами были взяты данные блокчейна Monero в формате RDBMS из блоков, начиная с 0 и заканчивая 1 470 000. Мы используем хеш-функцию, чтобы хешировать члены выхода каждого входа в блоках и сравниваем значения хеша, чтобы найти дубликаты.</text:span></text:p>
      <text:p text:style-name="P31"><text:span text:style-name="T18">Рисунок 8. Процент дубликатов в зависимости от размера кольца</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2">Hash Count</text:p>
          </table:table-cell>
          <table:table-cell table:style-name="Таблица9.A1" office:value-type="string">
            <text:p text:style-name="P35">Количество хеш значений</text:p>
          </table:table-cell>
        </table:table-row>
      </table:table>
      <text:p text:style-name="P13"><text:span text:style-name="T16">При минимальном размере кольца равном двум, нами было обнаружено 2947 дубликатов колец, которые были похожи на те, что были у нас на этапе настройки (включая нашу собственную транзакцию). Эти дубликаты состоят из 1244 чётких наборов и включают в себя 855 различных транзакций. Первый дубликат был обнаружен в блоке 47 410, а последний — в блоке 1 401 899. Наша транзакция вошла в блок 1 468 439.</text:span></text:p>
      <text:p text:style-name="P31"><text:soft-page-break/><text:span text:style-name="T18">Рисунок 9. Анализ отслеживаемости с использованием анализа пассивной атаки</text:span></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32">Traceability Analysis</text:p>
          </table:table-cell>
          <table:table-cell table:style-name="Таблица10.A1" office:value-type="string">
            <text:p text:style-name="P35">Анализ отслеживаемости</text:p>
          </table:table-cell>
        </table:table-row>
        <table:table-row table:style-name="Таблица10.1">
          <table:table-cell table:style-name="Таблица10.A1" office:value-type="string">
            <text:p text:style-name="P32">Number of Inputs</text:p>
          </table:table-cell>
          <table:table-cell table:style-name="Таблица10.A1" office:value-type="string">
            <text:p text:style-name="P35">Количество входов</text:p>
          </table:table-cell>
        </table:table-row>
        <table:table-row table:style-name="Таблица10.1">
          <table:table-cell table:style-name="Таблица10.A1" office:value-type="string">
            <text:p text:style-name="P32">Iteration</text:p>
          </table:table-cell>
          <table:table-cell table:style-name="Таблица10.A1" office:value-type="string">
            <text:p text:style-name="P35">Итерация</text:p>
          </table:table-cell>
        </table:table-row>
      </table:table>
      <text:p text:style-name="P14"/>
      <text:p text:style-name="P13"><text:span text:style-name="T16">Схема, показанная на рисунке 8, отображает статистику обнаружения дубликатов в зависимости от размера кольца. Более половины дубликатов были обнаружены при размере кольца равном двум, в то время как в 43% случаев обнаружения размер кольца составлял три. Небольшое количество данных (2%) было обнаружено при размере кольца равном пяти. Все эти транзакции были созданы без использования протокола RingCT.</text:span></text:p>
      <text:p text:style-name="P11"><text:span text:style-name="T16">При использовании схемы пассивной атаки нам удалось обнаружить 595 входов. При реализации схемы пассивной атаки количество итераций достигало пяти. Затем мы подсчитали все входы, которые были определены нами как потраченные, в зависимости от размера кольца, как показано на рисунке 10. Из 595 входов 73% были обнаружены при размере кольца равном трём, а остальные 28% были обнаружены при размере кольца равном двум. Два входа было найдено при размере кольца равном четырём и только 1 вход был обнаружен при размере кольца равном пяти.</text:span></text:p>
      <text:p text:style-name="P31"><text:span text:style-name="T18">Рисунок 10. Процент отслеживаемых входов в зависимости от размера кольца</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2">Traceable Inputs</text:p>
          </table:table-cell>
          <table:table-cell table:style-name="Таблица11.A1" office:value-type="string">
            <text:p text:style-name="P35">Отслеживаемые входы</text:p>
          </table:table-cell>
        </table:table-row>
      </table:table>
      <text:p text:style-name="P13"><text:span text:style-name="T16">Если выходы, которые были определены нами как потраченные, использовались другими транзакциями, то их можно отбросить при вычислении реальных входов. Нами было обнаружено ещё 66 входов, уровень анонимности которых был снижен на 1.</text:span></text:p>
      <text:p text:style-name="P31"><text:span text:style-name="T18">Рисунок 11. Снижение уровня анонимности в зависимости от размера кольца</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32">Reduced Anonymity</text:p>
          </table:table-cell>
          <table:table-cell table:style-name="Таблица12.A1" office:value-type="string">
            <text:p text:style-name="P35">Снижение уровня анонимности</text:p>
          </table:table-cell>
        </table:table-row>
      </table:table>
      <text:list xml:id="list14634367364202" text:continue-list="list2286121081" text:style-name="WWNum10">
        <text:list-item>
          <text:p text:style-name="P19"><text:span text:style-name="T21">Анализ затрат</text:span></text:p>
        </text:list-item>
      </text:list>
      <text:p text:style-name="P11"><text:span text:style-name="T16">Чтобы использовать 5 публичных ключей в качестве выходов атаки, понадобилось создать две транзакции: первую для этапа подготовки и вторую для этапа настройки. В случае с нашими примерами, на этапе подготовки было потрачено примерно 0,034 XMR, в то время как на этапе настройки потребовалось 0,0135 XMR. При настройках, используемых по умолчанию, общие затраты составили 0,0475 XMR. При текущей рыночной цене Monero, которая составляет US$216,14, майнеру было выплачено US$10,27.</text:span></text:p>
      <text:list xml:id="list14634129338627" text:continue-numbering="true" text:style-name="WWNum10">
        <text:list-item>
          <text:p text:style-name="P23"><text:span text:style-name="T21">Сравнение результатов с каскадным эффектом использования транзакций с нулевыми миксинами</text:span></text:p>
        </text:list-item>
      </text:list>
      <text:p text:style-name="P11"><text:span text:style-name="T16">Нами были воспроизведены методы, описанные в работах [5, 6]. Процесс выделения был реализован с применением API‑интерфейсов Onion Monero Blockchain Explorer</text:span><text:span text:style-name="T16"><text:note text:id="ftn6" text:note-class="footnote"><text:note-citation>6</text:note-citation><text:note-body><text:list xml:id="list14634804217389" text:continue-list="list14634179014111" text:style-name="WWNum1"><text:list-item><text:p text:style-name="P29"><text:span text:style-name="T23">https://github.com/moneroexamples/onion-monero-blockchain-explorer</text:span></text:p></text:list-item></text:list></text:note-body></text:note></text:span><text:span text:style-name="T16">. Onion Monero Blockchain Explorer работает как шлюз для присвоения индексов реальным публичным ключам миксинов транзакций, взятых из Monerod, полностью синхронизированного с сетью. Затем мы сравнили результаты применения известных методов с нашими результатами.</text:span></text:p>
      <text:p text:style-name="P11"><text:span text:style-name="T16">Сравнение показало, что ни один из результатов применения нашей схемы не был обнаружен при помощи известных методов. Возможно, использованные выходы имели проблему ликвидности, а владельцы этих выходов комбинировали их с меньшим количеством выходов. Нам не удалось сравнить наши результаты с данными MoneroLink</text:span><text:span text:style-name="T16"><text:note text:id="ftn7" text:note-class="footnote"><text:note-citation>7</text:note-citation><text:note-body><text:list xml:id="list14635149770505" text:continue-numbering="true" text:style-name="WWNum1"><text:list-item><text:p text:style-name="P29"><text:span text:style-name="T23">http://monerolink.com</text:span></text:p></text:list-item></text:list></text:note-body></text:note></text:span><text:span text:style-name="T16"> из-за различий в индексировании выходов. Система MoneroLink не обеспечивает какой-либо информации, касающейся каждого из выходов, и поэтому невозможно определить методы индексирования, используемые системой.</text:span></text:p>
      <text:list xml:id="list14634843566030" text:continue-list="list14634791317858" text:style-name="WWNum5">
        <text:list-item>
          <text:p text:style-name="P15"><text:span text:style-name="T16">ОГРАНИЧЕНИЯ, ЗАКЛЮЧЕНИЕ И ДАЛЬНЕЙШАЯ РАБОТА</text:span></text:p>
        </text:list-item>
      </text:list>
      <text:list xml:id="list1500968882" text:style-name="WWNum12">
        <text:list-item>
          <text:p text:style-name="P21"><text:soft-page-break/><text:span text:style-name="T21">Ограничения</text:span></text:p>
        </text:list-item>
      </text:list>
      <text:p text:style-name="P11"><text:span text:style-name="T16">В случае с Monero невозможно определить владельцев монет, так как публичный ключ может быть потрачен единожды в течение всего жизненного цикла. Следовательно, так же невозможно вычислить количество транзакций, созданных биржами для определения влияния любого правила, которым приходится следовать бирже при создании таких транзакций.</text:span></text:p>
      <text:list xml:id="list14633977901976" text:continue-numbering="true" text:style-name="WWNum12">
        <text:list-item>
          <text:p text:style-name="P21"><text:span text:style-name="T21">Заключение</text:span></text:p>
        </text:list-item>
      </text:list>
      <text:p text:style-name="P11"><text:span text:style-name="T16">Нами была предложена и продемонстрирована новая схема атаки на неотслеживаемость системы Monero. Мы показали, что анонимность системы зависит от реализации кошелька и структуры каждой транзакции. Наша схема атаки использует слабые места метода кольцевой подписи, который предполагает произвольную выборку миксинов.</text:span></text:p>
      <text:p text:style-name="P11"><text:span text:style-name="T16">Атакованные кошельки могут лишить пользователей анонимности. При этом их деньги украдены не будут. Обнаружение такого воздействия требует сканирования всех существующих и когда-либо существовавших в блокчейне комбинаций структуры кольца, и маловероятно, что пользователи, которым ничего не известно о такой атаке, когда-либо обнаружат воздействие, так как они попросту не будут терять свои деньги.</text:span></text:p>
      <text:p text:style-name="P11"><text:span text:style-name="T16">В том случае, если правительство захочет отслеживать анонимные криптовалюты, использующие кольцевые подписи, то такое правительство принудит компании, занимающиеся обменом монет, а также предоставляющие сервисы, связанные с кошельками, строить транзакции таким образом, как предполагает предлагаемая нами схема атаки. Несмотря на то, что регуляторы не смогут отследить каждую транзакцию в блокчейне, часть транзакций всё-таки удастся отследить. Компаниям, которые последуют установленным правилам, не придётся тратить дополнительных денег на построение таких транзакций. Могут возникнуть только определённые траты, связанные с изменением их кошельков.</text:span></text:p>
      <text:p text:style-name="P11"><text:span text:style-name="T16">В отличие от атаки Black Marbles, наша схема может быть запущена множеством атакующих. Каждый атакующий будет выгодно использовать результат деятельности других атакующих, так как неотслеживаемость выходов транзакций будет ненадёжной, и это сможет использовать любой, имеющий доступ к блокчейну Monero. Нет никакой необходимости во взаимном доверии между атакующими в отношении данных, которыми они обмениваются, поскольку данные подтверждают правильность атаки. Следовательно, этот тип атаки могут свободно использовать биржи и провайдеры услуг, связанных с кошельками. Правительства могут принудить такие компании использовать такую схему.</text:span></text:p>
      <text:p text:style-name="P11"><text:span text:style-name="T16">На основе результатов нашего исследования необходимо усовершенствовать протокол, чтобы защитить анонимность пользователей, независимо от доверия к кошельку, так как кошелёк может построить транзакцию, которая снизит уровень анонимности или вообще уничтожит анонимность. Обнаружение и занесение в чёрный список являются двумя альтернативными методами, которые позволят избежать такой атаки.</text:span></text:p>
      <text:list xml:id="list14635313304382" text:continue-numbering="true" text:style-name="WWNum12">
        <text:list-item>
          <text:p text:style-name="P21"><text:span text:style-name="T21">Дальнейшая работа</text:span></text:p>
        </text:list-item>
      </text:list>
      <text:p text:style-name="P11"><text:span text:style-name="T16">Предложенный нами метод атаки также может быть реализован в других системах, использующих кольцевые подписи, например, в системе электронного голосования (e-голосования). Такие системы могут быть подвергнуты нашей атаке по следующему сценарию. Предположим, проводятся выборы, в ходе которых кандидаты соревнуются для получения места в правительстве. Кандидат хочет «купить голоса» голосующих, чтобы победить в выборах. Так как при электронном голосовании используются кольцевые подписи, кандидат покупает голоса оптом. Чтобы сделать это, необходим координатор продавцов голосов. Координатор создаёт список всех продавцов голосов и разбивает их на группы в зависимости от размера кольца n, используемого системой e-голосования. Каждая группа состоит из n продавцов голосов. Затем каждый член такой группы сообщает свой публичный ключ, который другие члены группы должны будут использовать в качестве ложного объекта. Каждая группа создаёт n транзакций с идентичными членами кольца, чтобы голоса были отданы определённому кандидату. Структура транзакции напоминает ту, что мы имеем на предлагаемом нами этапе настройки.</text:span></text:p>
      <text:p text:style-name="P10"><text:span text:style-name="T16">ССЫЛКИ</text:span></text:p>
      <text:list xml:id="list3526822774" text:style-name="WWNum2">
        <text:list-item>
          <text:p text:style-name="P24"><text:soft-page-break/><text:span text:style-name="T1">S. Nakamoto, "Bitcoin: A </text:span><text:bookmark-start text:name="_GoBack"/><text:span text:style-name="T1">peer</text:span><text:bookmark-end text:name="_GoBack"/><text:span text:style-name="T1">-to-peer electronic cash system," 2008, Available: </text:span><text:a xlink:type="simple" xlink:href="http://bitcoin.org/bitcoin.pdf" text:style-name="ListLabel_20_4" text:visited-style-name="ListLabel_20_4"><text:span text:style-name="ListLabel_20_4"><text:span text:style-name="T8">http://bitcoin.org/bitcoin.pdf</text:span></text:span></text:a><text:a xlink:type="simple" xlink:href="http://bitcoin.org/bitcoin.pdf" text:style-name="ListLabel_20_4" text:visited-style-name="ListLabel_20_4"><text:span text:style-name="ListLabel_20_4"><text:span text:style-name="T1">.</text:span></text:span></text:a></text:p>
        </text:list-item>
        <text:list-item>
          <text:p text:style-name="P26"><text:span text:style-name="T16">N. van Saberhagen, "Cryptonote v 2. 0," 2013.</text:span></text:p>
        </text:list-item>
        <text:list-item>
          <text:p text:style-name="P26"><text:span text:style-name="T16">S. Meiklejohn </text:span><text:span text:style-name="T21">et al.</text:span><text:span text:style-name="T16">, "A Fistful of Bitcoins: Characterizing Payments Among Men with No Names," </text:span><text:span text:style-name="T21">USENIX ;login:,</text:span><text:span text:style-name="T16"> 2013.</text:span></text:p>
        </text:list-item>
        <text:list-item>
          <text:p text:style-name="P26"><text:span text:style-name="T16">D. Ron and A. Shamir, "Quantitative analysis of the full bitcoin transaction graph," in </text:span><text:span text:style-name="T21">Financial</text:span><text:span text:style-name="T16"> </text:span><text:span text:style-name="T21">Cryptography and Data Security</text:span><text:span text:style-name="T16">: Springer, 2013,</text:span><text:span text:style-name="T21"> </text:span><text:span text:style-name="T16">pp. 6-24.</text:span></text:p>
        </text:list-item>
        <text:list-item>
          <text:p text:style-name="P26"><text:span text:style-name="T16">A. Kumar, C. Fischer, S. Tople, and P. Saxena, "A Traceability Analysis of Monero's Blockchain," </text:span><text:span text:style-name="T21">IACR Cryptology ePrint Archive, </text:span><text:span text:style-name="T16">vol. 2017, p. 338,</text:span><text:span text:style-name="T21"> </text:span><text:span text:style-name="T16">2017.</text:span></text:p>
        </text:list-item>
        <text:list-item>
          <text:p text:style-name="P26"><text:span text:style-name="T16">A. Miller, M. Möser, K. Lee, and A. Narayanan, "An Empirical Analysis of Linkability in the Monero Blockchain," </text:span><text:span text:style-name="T21">arXiv preprint</text:span><text:span text:style-name="T16"> </text:span><text:span text:style-name="T21">arXiv:1704.04299, </text:span><text:span text:style-name="T16">2017.</text:span></text:p>
        </text:list-item>
      </text:list>
      <text:list xml:id="list867283646" text:style-name="WWNum3">
        <text:list-item>
          <text:p text:style-name="P27"><text:span text:style-name="T16">R. L. Rivest, A. Shamir, and Y. Tauman, "How to leak a secret," in </text:span><text:span text:style-name="T21">International Conference on the</text:span><text:span text:style-name="T16"> </text:span><text:span text:style-name="T21">Theory and Application of Cryptology and Information Security</text:span><text:span text:style-name="T16">, 2001, pp. 552-565: Springer.</text:span></text:p>
        </text:list-item>
        <text:list-item>
          <text:p text:style-name="P27"><text:span text:style-name="T16">J. K. Liu, V. K. Wei, and D. S. Wong, "Linkable spontaneous anonymous group signature for ad hoc groups," in </text:span><text:span text:style-name="T21">Australasian Conference on</text:span><text:span text:style-name="T16"> </text:span><text:span text:style-name="T21">Information Security and Privacy</text:span><text:span text:style-name="T16">, 2004, pp. 325-335: Springer.</text:span></text:p>
        </text:list-item>
        <text:list-item>
          <text:p text:style-name="P27"><text:span text:style-name="T16">E. Fujisaki and K. Suzuki, "Traceable ring signature," in </text:span><text:span text:style-name="T21">Public Key Cryptography</text:span><text:span text:style-name="T16">, 2007, vol. 4450, pp. 181-200: Springer.</text:span></text:p>
        </text:list-item>
        <text:list-item>
          <text:p text:style-name="P27"><text:span text:style-name="T16">M. V. Alstyne, "Why Bitcoin has value," </text:span><text:span text:style-name="T21">Commun.</text:span><text:span text:style-name="T16"> </text:span><text:span text:style-name="T21">ACM, </text:span><text:span text:style-name="T16">vol. 57, no. 5, pp. 30-32, 2014.</text:span></text:p>
        </text:list-item>
        <text:list-item>
          <text:p text:style-name="P25"><text:span text:style-name="T1">P. <text:s text:c="2"/>Todd. <text:s text:c="2"/>(2014, <text:s text:c="2"/>October <text:s text:c="2"/>8, <text:s text:c="2"/>2015). <text:s text:c="2"/></text:span><text:span text:style-name="T3">Stealth Addresses</text:span><text:span text:style-name="T1">. Available:</text:span><text:span text:style-name="T3"> </text:span><text:a xlink:type="simple" xlink:href="http://sourceforge.net/p/bitcoin/mailman/message/31813471/" text:style-name="ListLabel_20_3" text:visited-style-name="ListLabel_20_3"><text:span text:style-name="ListLabel_20_3"><text:span text:style-name="T8">http://sourceforge.net/p/bitcoin/mailman/message/3</text:span></text:span></text:a><text:span text:style-name="T8"> </text:span><text:a xlink:type="simple" xlink:href="http://sourceforge.net/p/bitcoin/mailman/message/31813471/" text:style-name="ListLabel_20_3" text:visited-style-name="ListLabel_20_3"><text:span text:style-name="ListLabel_20_3"><text:span text:style-name="T8">1813471/</text:span></text:span></text:a></text:p>
        </text:list-item>
        <text:list-item>
          <text:p text:style-name="P25"><text:span text:style-name="T1">unSYSTEM Wiki. (2014). </text:span><text:span text:style-name="T3">DarkWallet/Stealth</text:span><text:span text:style-name="T1">. Available: </text:span><text:a xlink:type="simple" xlink:href="https://wiki.unsystem.net/en/index.php/DarkWallet/Stealth" text:style-name="ListLabel_20_3" text:visited-style-name="ListLabel_20_3"><text:span text:style-name="ListLabel_20_3"><text:span text:style-name="T8">https://wiki.unsystem.net/en/index.php/DarkWallet</text:span></text:span></text:a><text:span text:style-name="T8"> </text:span><text:a xlink:type="simple" xlink:href="https://wiki.unsystem.net/en/index.php/DarkWallet/Stealth" text:style-name="ListLabel_20_3" text:visited-style-name="ListLabel_20_3"><text:span text:style-name="ListLabel_20_3"><text:span text:style-name="T8">/Stealth</text:span></text:span></text:a></text:p>
        </text:list-item>
        <text:list-item>
          <text:p text:style-name="P5"><text:span text:style-name="T16">S. Noether and S. Noether, "Monero is Not That Mysterious," 2014.</text:span></text:p>
        </text:list-item>
        <text:list-item>
          <text:p text:style-name="P25"><text:span text:style-name="T1">G. Maxwell, "Confidential Transactions," </text:span><text:span text:style-name="T3">URL:</text:span><text:span text:style-name="T1"> </text:span><text:a xlink:type="simple" xlink:href="https://people.xiph.org/~greg/confidential_values.txt" text:style-name="ListLabel_20_5" text:visited-style-name="ListLabel_20_5"><text:span text:style-name="ListLabel_20_5"><text:span text:style-name="T7">https://people.xiph.org/~greg/confidential_values.t</text:span></text:span></text:a><text:span text:style-name="T7"> </text:span><text:a xlink:type="simple" xlink:href="https://people.xiph.org/~greg/confidential_values.txt" text:style-name="ListLabel_20_6" text:visited-style-name="ListLabel_20_6"><text:span text:style-name="ListLabel_20_6"><text:span text:style-name="T7">xt</text:span></text:span></text:a><text:a xlink:type="simple" xlink:href="https://people.xiph.org/~greg/confidential_values.txt" text:style-name="ListLabel_20_6" text:visited-style-name="ListLabel_20_6"><text:span text:style-name="ListLabel_20_6"><text:span text:style-name="T3"> </text:span></text:span></text:a><text:span text:style-name="T3">(Accessed</text:span><text:span text:style-name="T3"> </text:span><text:span text:style-name="T3">09/05/2016),</text:span><text:span text:style-name="T3"> </text:span><text:span text:style-name="T1">2015.</text:span></text:p>
        </text:list-item>
        <text:list-item>
          <text:p text:style-name="P27"><text:span text:style-name="T16">S. Noether and A. Mackenzie, "Ring confidential transactions," </text:span><text:span text:style-name="T21">Ledger,</text:span><text:span text:style-name="T16"> vol. 1, pp. 1-18, 2016.</text:span></text:p>
        </text:list-item>
        <text:list-item>
          <text:p text:style-name="P27"><text:span text:style-name="T16">S. Noether, S. Noether, and A. Mackenzie, "Mrl-0001: A note on chain reactions in traceability in cryptonote 2.0," Technical report2014.</text:span></text:p>
        </text:list-item>
        <text:list-item>
          <text:p text:style-name="P27"><text:span text:style-name="T16">L. Sweeney, "k-anonymity: A model for protecting privacy," </text:span><text:span text:style-name="T21">International Journal of Uncertainty,</text:span><text:span text:style-name="T16"> </text:span><text:span text:style-name="T21">Fuzziness and Knowledge-Based Systems, </text:span><text:span text:style-name="T16">vol. 10,</text:span><text:span text:style-name="T21"> </text:span><text:span text:style-name="T16">no. 05, pp. 557-570, 2002.</text:span></text:p>
        </text:list-item>
        <text:list-item>
          <text:p text:style-name="P4"><text:span text:style-name="T1">A. Mackenzie, S. Noether, and M. C. Team, "Improving Obfuscation in the CryptoNote Protocol," 2015. Moneroblocks. </text:span><text:span text:style-name="T3">Richlist</text:span><text:span text:style-name="T1">. Available: </text:span><text:a xlink:type="simple" xlink:href="https://moneroblocks.info/richlist" text:style-name="ListLabel_20_3" text:visited-style-name="ListLabel_20_3"><text:span text:style-name="ListLabel_20_3"><text:span text:style-name="T8">https://moneroblocks.info/richlist</text:span></text:span></tex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pitch="variable"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Label_20_24" style:display-name="ListLabel 24" style:family="text">
      <style:text-properties fo:color="#00000a" loext:opacity="100%" style:font-name="Times New Roman" fo:font-family="'Times New Roman'" style:font-family-generic="roman" style:font-pitch="variable" fo:font-size="11pt" fo:font-style="normal" style:font-size-asian="11pt" style:font-style-asian="normal"/>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 style:display-name="ListLabel 3" style:family="text">
      <style:text-properties fo:color="#0000ff" loext:opacity="100%" style:font-name="Times New Roman" fo:font-family="'Times New Roman'" style:font-family-generic="roman" style:font-pitch="variable" fo:font-size="11pt" style:text-underline-style="solid" style:text-underline-width="auto" style:text-underline-color="font-color"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xtended-text_5f__5f_short" style:display-name="extended-text__short" style:family="text"/>
    <style:style style:name="ListLabel_20_7" style:display-name="ListLabel 7" style:family="text">
      <style:text-properties style:text-position="super 58%"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4" style:display-name="ListLabel 4" style:family="text">
      <style:text-properties fo:color="#000000" loext:opacity="100%"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istLabel_20_5" style:display-name="ListLabel 5" style:family="text">
      <style:text-properties fo:color="#0000ff" loext:opacity="100%" style:font-name="Times New Roman" fo:font-family="'Times New Roman'" style:font-family-generic="roman" style:font-pitch="variable" fo:font-size="11pt" fo:font-style="italic" style:text-underline-style="solid" style:text-underline-width="auto" style:text-underline-color="font-color"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1pt"/>
    </style:style>
    <style:style style:name="ListLabel_20_6" style:display-name="ListLabel 6" style:family="text">
      <style:text-properties fo:color="#0000ff" loext:opacity="100%" style:font-name="Times New Roman" fo:font-family="'Times New Roman'" style:font-family-generic="roman" style:font-pitch="variable"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24" style:num-format="1" text:start-value="7">
        <style:list-level-properties text:list-level-position-and-space-mode="label-alignment">
          <style:list-level-label-alignment text:label-followed-by="listtab" fo:margin-left="0.5in"/>
        </style:list-level-properties>
      </text:list-level-style-number>
      <text:list-level-style-bullet text:level="2" text:style-name="ListLabel_20_25"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ListLabel_20_26" text:bullet-char="">
        <style:list-level-properties text:list-level-position-and-space-mode="label-alignment">
          <style:list-level-label-alignment text:label-followed-by="listtab" fo:margin-left="1in"/>
        </style:list-level-properties>
        <style:text-properties style:font-name="OpenSymbol"/>
      </text:list-level-style-bullet>
      <text:list-level-style-bullet text:level="4" text:style-name="ListLabel_20_27" text:bullet-char="">
        <style:list-level-properties text:list-level-position-and-space-mode="label-alignment">
          <style:list-level-label-alignment text:label-followed-by="listtab" fo:margin-left="1.25in"/>
        </style:list-level-properties>
        <style:text-properties style:font-name="OpenSymbol"/>
      </text:list-level-style-bullet>
      <text:list-level-style-bullet text:level="5" text:style-name="ListLabel_20_28" text:bullet-char="">
        <style:list-level-properties text:list-level-position-and-space-mode="label-alignment">
          <style:list-level-label-alignment text:label-followed-by="listtab" fo:margin-left="1.5in"/>
        </style:list-level-properties>
        <style:text-properties style:font-name="OpenSymbol"/>
      </text:list-level-style-bullet>
      <text:list-level-style-bullet text:level="6" text:style-name="ListLabel_20_29" text:bullet-char="">
        <style:list-level-properties text:list-level-position-and-space-mode="label-alignment">
          <style:list-level-label-alignment text:label-followed-by="listtab" fo:margin-left="1.75in"/>
        </style:list-level-properties>
        <style:text-properties style:font-name="OpenSymbol"/>
      </text:list-level-style-bullet>
      <text:list-level-style-bullet text:level="7" text:style-name="ListLabel_20_30" text:bullet-char="">
        <style:list-level-properties text:list-level-position-and-space-mode="label-alignment">
          <style:list-level-label-alignment text:label-followed-by="listtab" fo:margin-left="2in"/>
        </style:list-level-properties>
        <style:text-properties style:font-name="OpenSymbol"/>
      </text:list-level-style-bullet>
      <text:list-level-style-bullet text:level="8" text:style-name="ListLabel_20_31" text:bullet-char="">
        <style:list-level-properties text:list-level-position-and-space-mode="label-alignment">
          <style:list-level-label-alignment text:label-followed-by="listtab" fo:margin-left="2.25in"/>
        </style:list-level-properties>
        <style:text-properties style:font-name="OpenSymbol"/>
      </text:list-level-style-bullet>
      <text:list-level-style-bullet text:level="9" text:style-name="ListLabel_20_32" text:bullet-char="">
        <style:list-level-properties text:list-level-position-and-space-mode="label-alignment">
          <style:list-level-label-alignment text:label-followed-by="listtab"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I">
        <style:list-level-properties text:list-level-position-and-space-mode="label-alignment">
          <style:list-level-label-alignment text:label-followed-by="listtab" fo:text-indent="-0.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7" style:num-format="1">
        <style:list-level-properties text:list-level-position-and-space-mode="label-alignment">
          <style:list-level-label-alignment text:label-followed-by="listtab" fo:margin-left="0.5in"/>
        </style:list-level-properties>
      </text:list-level-style-number>
      <text:list-level-style-bullet text:level="2" text:style-name="ListLabel_20_8"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ListLabel_20_9" text:bullet-char="">
        <style:list-level-properties text:list-level-position-and-space-mode="label-alignment">
          <style:list-level-label-alignment text:label-followed-by="listtab" fo:margin-left="1in"/>
        </style:list-level-properties>
        <style:text-properties style:font-name="OpenSymbol"/>
      </text:list-level-style-bullet>
      <text:list-level-style-bullet text:level="4" text:style-name="ListLabel_20_10" text:bullet-char="">
        <style:list-level-properties text:list-level-position-and-space-mode="label-alignment">
          <style:list-level-label-alignment text:label-followed-by="listtab" fo:margin-left="1.25in"/>
        </style:list-level-properties>
        <style:text-properties style:font-name="OpenSymbol"/>
      </text:list-level-style-bullet>
      <text:list-level-style-bullet text:level="5" text:style-name="ListLabel_20_11" text:bullet-char="">
        <style:list-level-properties text:list-level-position-and-space-mode="label-alignment">
          <style:list-level-label-alignment text:label-followed-by="listtab" fo:margin-left="1.5in"/>
        </style:list-level-properties>
        <style:text-properties style:font-name="OpenSymbol"/>
      </text:list-level-style-bullet>
      <text:list-level-style-bullet text:level="6" text:style-name="ListLabel_20_12" text:bullet-char="">
        <style:list-level-properties text:list-level-position-and-space-mode="label-alignment">
          <style:list-level-label-alignment text:label-followed-by="listtab" fo:margin-left="1.75in"/>
        </style:list-level-properties>
        <style:text-properties style:font-name="OpenSymbol"/>
      </text:list-level-style-bullet>
      <text:list-level-style-bullet text:level="7" text:style-name="ListLabel_20_13" text:bullet-char="">
        <style:list-level-properties text:list-level-position-and-space-mode="label-alignment">
          <style:list-level-label-alignment text:label-followed-by="listtab" fo:margin-left="2in"/>
        </style:list-level-properties>
        <style:text-properties style:font-name="OpenSymbol"/>
      </text:list-level-style-bullet>
      <text:list-level-style-bullet text:level="8" text:style-name="ListLabel_20_14" text:bullet-char="">
        <style:list-level-properties text:list-level-position-and-space-mode="label-alignment">
          <style:list-level-label-alignment text:label-followed-by="listtab" fo:margin-left="2.25in"/>
        </style:list-level-properties>
        <style:text-properties style:font-name="OpenSymbol"/>
      </text:list-level-style-bullet>
      <text:list-level-style-bullet text:level="9" text:style-name="ListLabel_20_15" text:bullet-char="">
        <style:list-level-properties text:list-level-position-and-space-mode="label-alignment">
          <style:list-level-label-alignment text:label-followed-by="listtab"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444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44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44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44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44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44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44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4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margin-left="0.5in"/>
        </style:list-level-properties>
      </text:list-level-style-number>
      <text:list-level-style-bullet text:level="2" text:style-name="ListLabel_20_16"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ListLabel_20_17" text:bullet-char="">
        <style:list-level-properties text:list-level-position-and-space-mode="label-alignment">
          <style:list-level-label-alignment text:label-followed-by="listtab" fo:margin-left="1in"/>
        </style:list-level-properties>
        <style:text-properties style:font-name="OpenSymbol"/>
      </text:list-level-style-bullet>
      <text:list-level-style-bullet text:level="4" text:style-name="ListLabel_20_18" text:bullet-char="">
        <style:list-level-properties text:list-level-position-and-space-mode="label-alignment">
          <style:list-level-label-alignment text:label-followed-by="listtab" fo:margin-left="1.25in"/>
        </style:list-level-properties>
        <style:text-properties style:font-name="OpenSymbol"/>
      </text:list-level-style-bullet>
      <text:list-level-style-bullet text:level="5" text:style-name="ListLabel_20_19" text:bullet-char="">
        <style:list-level-properties text:list-level-position-and-space-mode="label-alignment">
          <style:list-level-label-alignment text:label-followed-by="listtab" fo:margin-left="1.5in"/>
        </style:list-level-properties>
        <style:text-properties style:font-name="OpenSymbol"/>
      </text:list-level-style-bullet>
      <text:list-level-style-bullet text:level="6" text:style-name="ListLabel_20_20" text:bullet-char="">
        <style:list-level-properties text:list-level-position-and-space-mode="label-alignment">
          <style:list-level-label-alignment text:label-followed-by="listtab" fo:margin-left="1.75in"/>
        </style:list-level-properties>
        <style:text-properties style:font-name="OpenSymbol"/>
      </text:list-level-style-bullet>
      <text:list-level-style-bullet text:level="7" text:style-name="ListLabel_20_21" text:bullet-char="">
        <style:list-level-properties text:list-level-position-and-space-mode="label-alignment">
          <style:list-level-label-alignment text:label-followed-by="listtab" fo:margin-left="2in"/>
        </style:list-level-properties>
        <style:text-properties style:font-name="OpenSymbol"/>
      </text:list-level-style-bullet>
      <text:list-level-style-bullet text:level="8" text:style-name="ListLabel_20_22" text:bullet-char="">
        <style:list-level-properties text:list-level-position-and-space-mode="label-alignment">
          <style:list-level-label-alignment text:label-followed-by="listtab" fo:margin-left="2.25in"/>
        </style:list-level-properties>
        <style:text-properties style:font-name="OpenSymbol"/>
      </text:list-level-style-bullet>
      <text:list-level-style-bullet text:level="9" text:style-name="ListLabel_20_23" text:bullet-char="">
        <style:list-level-properties text:list-level-position-and-space-mode="label-alignment">
          <style:list-level-label-alignment text:label-followed-by="listtab"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12-31T01:46:33.191000000</dc:date>
    <meta:editing-duration>PT38S</meta:editing-duration>
    <meta:editing-cycles>3</meta:editing-cycles>
    <meta:document-statistic meta:table-count="12" meta:image-count="0" meta:object-count="0" meta:page-count="13" meta:paragraph-count="258" meta:word-count="6033" meta:character-count="46111" meta:non-whitespace-character-count="40377"/>
  </office:meta>
</office:document-meta>
</file>